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13C8356.png" manifest:media-type=""/>
  <manifest:file-entry manifest:full-path="Pictures/2000000200000169000000FD9C777164.eps" manifest:media-type=""/>
  <manifest:file-entry manifest:full-path="Pictures/2000000200000169000000FDCA09E02B.eps" manifest:media-type=""/>
  <manifest:file-entry manifest:full-path="Pictures/2000000200000169000000FDF3C78F0F.eps" manifest:media-type="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media-type="application/vnd.oasis.opendocument.formula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settings.xml" manifest:media-type="text/xml"/>
  <manifest:file-entry manifest:full-path="Object 19/content.xml" manifest:media-type="text/xml"/>
  <manifest:file-entry manifest:full-path="Object 19/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media-type="application/vnd.oasis.opendocument.formula"/>
  <manifest:file-entry manifest:full-path="meta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media-type="application/vnd.oasis.opendocument.formula"/>
  <manifest:file-entry manifest:full-path="styles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media-type="application/vnd.oasis.opendocument.formula"/>
  <manifest:file-entry manifest:full-path="layout-cache" manifest:media-type="application/binary"/>
  <manifest:file-entry manifest:full-path="Object 12/settings.xml" manifest:media-type="text/xml"/>
  <manifest:file-entry manifest:full-path="Object 12/content.xml" manifest:media-type="text/xml"/>
  <manifest:file-entry manifest:full-path="Object 12/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2.7319in" table:align="left" style:may-break-between-rows="false"/>
    </style:style>
    <style:style style:name="Table1.A" style:family="table-column">
      <style:table-column-properties style:column-width="1.0417in"/>
    </style:style>
    <style:style style:name="Table1.B" style:family="table-column">
      <style:table-column-properties style:column-width="1.69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9028in" table:align="left"/>
    </style:style>
    <style:style style:name="Table2.A" style:family="table-column">
      <style:table-column-properties style:column-width="0.925in"/>
    </style:style>
    <style:style style:name="Table2.B" style:family="table-column">
      <style:table-column-properties style:column-width="0.977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text-properties style:text-position="0% 100%" fo:font-style="normal" style:font-style-asian="normal" style:font-style-complex="normal"/>
    </style:style>
    <style:style style:name="P3" style:family="paragraph" style:parent-style-name="Text_20_body" style:master-page-name="">
      <style:paragraph-properties style:page-number="auto" fo:keep-with-next="always"/>
      <style:text-properties style:text-position="0% 100%" fo:font-style="normal" style:font-style-asian="normal" style:font-style-complex="normal"/>
    </style:style>
    <style:style style:name="P4" style:family="paragraph" style:parent-style-name="Illustration">
      <style:paragraph-properties fo:text-align="center" style:justify-single-word="false"/>
    </style:style>
    <style:style style:name="P5" style:family="paragraph" style:parent-style-name="Heading_20_2">
      <style:text-properties style:text-position="0% 100%" fo:font-style="normal" style:font-style-asian="normal" style:font-style-complex="normal"/>
    </style:style>
    <style:style style:name="P6" style:family="paragraph" style:parent-style-name="Heading_20_1">
      <style:text-properties fo:font-style="normal" style:font-style-asian="normal" style:font-style-complex="normal"/>
    </style:style>
    <style:style style:name="P7" style:family="paragraph" style:parent-style-name="Heading_20_1">
      <style:text-properties style:text-position="0% 100%" fo:font-style="normal" style:font-style-asian="normal" style:font-style-complex="normal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fo:font-style="normal" style:font-style-asian="normal" style:font-style-complex="normal"/>
    </style:style>
    <style:style style:name="P10" style:family="paragraph" style:parent-style-name="Text_20_body">
      <style:text-properties style:text-position="0% 100%" fo:font-style="normal" style:font-style-asian="normal" style:font-style-complex="normal"/>
    </style:style>
    <style:style style:name="P11" style:family="paragraph" style:parent-style-name="Text_20_body" style:list-style-name="L2"/>
    <style:style style:name="P12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normal" style:font-style-asian="normal" style:font-style-complex="normal"/>
    </style:style>
    <style:style style:name="T3" style:family="text">
      <style:text-properties style:text-position="super 58%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text-position="0% 100%" fo:font-style="normal" style:font-style-asian="normal" style:font-style-complex="normal"/>
    </style:style>
    <style:style style:name="T9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text-position="0% 100%" style:font-name="Times New Roman" fo:font-style="normal" style:font-style-asian="normal" style:font-style-complex="normal"/>
    </style:style>
    <style:style style:name="T11" style:family="text">
      <style:text-properties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text-position="0% 100%" fo:font-style="italic" style:font-style-asian="italic" style:font-style-complex="italic"/>
    </style:style>
    <style:style style:name="T13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weight="bold" style:font-weight-asian="bold" style:font-weight-complex="bold"/>
    </style:style>
    <style:style style:name="T17" style:family="text">
      <style:text-properties officeooo:rsid="001f208c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a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dvanced Math: Introduction to Calculus</text:p>
      <text:p text:style-name="Subtitle">David A. Wheeler, 201<text:span text:style-name="T17">3</text:span>-05-07</text:p>
      <text:h text:style-name="P6" text:outline-level="1">Mathematics after pre-calculus/advanced math</text:h>
      <text:p text:style-name="P1">There are a number of mathematical areas you may choose to study after this course, including:</text:p>
      <text:list xml:id="list31340216" text:style-name="L1">
        <text:list-item>
          <text:p text:style-name="P8"><text:span text:style-name="T7">Discrete mathematics</text:span><text:span text:style-name="T6">: the study of mathematical structures that are fundamentally discrete in the sense of not supporting or requiring the notion of</text:span> continuity. <text:span text:style-name="T6"><text:s/>This is fundamental to modern computing, so if you plan to get involved in computing (e.g., computer science, programming, etc.), plan to take a course in discrete mathematics! <text:s/>This includes many sub-fields, including:</text:span></text:p>
          <text:list>
            <text:list-item>
              <text:p text:style-name="P9"><text:span text:style-name="T14">Logic</text:span>: the study of reasoning.</text:p>
            </text:list-item>
            <text:list-item>
              <text:p text:style-name="P9"><text:span text:style-name="T14">Graph theory</text:span>: the study of mathematical structures used to model pairwise relations between objects from a certain collection. <text:s/>Widely used in computing.</text:p>
            </text:list-item>
          </text:list>
        </text:list-item>
        <text:list-item>
          <text:p text:style-name="P9"><text:span text:style-name="T14">Probability and Statistics</text:span>: the study of uncertainty. <text:s/>If you will be analyzing datasets (as a scientist, economist, etc.), you’ll want this. <text:s/>You’ll need to know calculus first, though.</text:p>
        </text:list-item>
        <text:list-item>
          <text:p text:style-name="P9"><text:span text:style-name="T14">Calculus</text:span>: the study of limits, derivatives, integrals, and infinite series (we’ll explain those soon).</text:p>
        </text:list-item>
      </text:list>
      <text:p text:style-name="P1">For many, the next mathematical step is calculus, because (1) calculus is remarkably useful across many fields, and (2) calculus is a prerequisite for many other mathematical areas. <text:s/>Calculus is not that hard if taught well, but unfortunately there are <text:span text:style-name="T4">lots</text:span> of bad calculus teachers. <text:s/>Some universities make it very difficult to succeed by having 7:30am classes, professors whose accents cannot be understood, or by putting hundreds of people in a class (making it practically impossible to ask questions).</text:p>
      <text:p text:style-name="P1">So here I will try to give a very brief introduction to Calculus, with the goal of giving you the basics. <text:s/>I obviously can’t teach a whole course in two short sessions, but I can prepare you, in case you need it.</text:p>
      <text:p text:style-name="P1">A common definition of Calculus is the study of four things: limits, derivatives, integrals, and infinite series. <text:s/>Limits are actually a simple mathematical tool that help you analyze the other three; we’ve actually hinted at them in various places in pre-calculus. <text:s/>So let’s start with limits.</text:p>
      <text:h text:style-name="P6" text:outline-level="1">Limits</text:h>
      <text:p text:style-name="P1">A fundamental issue in mathematics is that we cannot divide by zero. <text:s/>A fantastic tool that often enables us to get around this problem (and related problems) is the idea of the “limit”. <text:s/>A limit describes the behavior of a function as its argument either “gets close” to some value or as it becomes arbitrarily large.</text:p>
      <text:h text:style-name="Heading_20_2" text:outline-level="2">Approaching a constant</text:h>
      <text:p text:style-name="P1">Let’s consider this function:</text:p>
      <text:p text:style-name="P1"><draw:frame draw:style-name="fr3" draw:name="Object3" text:anchor-type="as-char" svg:width="0.9665in" svg:height="0.4075in" draw:z-index="31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<text:span text:style-name="T6">We can’t calculate f(1) directly, because that would be a division by 0. <text:s/>But we </text:span><text:span text:style-name="T4">can</text:span><text:span text:style-name="T6"> find a limit as x </text:span><text:soft-page-break/><text:span text:style-name="T6">approaches 1. <text:s/>It turns out that as x approaches 1, f(x) approaches the value 2. <text:s/>I’m not going to try to </text:span><text:span text:style-name="T4">prove</text:span><text:span text:style-name="T6"> that, or how to figure that out, but the following table will hopefully illustrate the idea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x</text:p>
          </table:table-cell>
          <table:table-cell table:style-name="Table1.B1" office:value-type="string">
            <text:p text:style-name="Table_20_Heading">f(x)</text:p>
          </table:table-cell>
        </table:table-row>
        <table:table-row>
          <table:table-cell table:style-name="Table1.A2" office:value-type="string">
            <text:p text:style-name="Table_20_Contents">0.9</text:p>
          </table:table-cell>
          <table:table-cell table:style-name="Table1.B2" office:value-type="string">
            <text:p text:style-name="Table_20_Contents">1.95</text:p>
          </table:table-cell>
        </table:table-row>
        <table:table-row>
          <table:table-cell table:style-name="Table1.A2" office:value-type="string">
            <text:p text:style-name="Table_20_Contents">0.99</text:p>
          </table:table-cell>
          <table:table-cell table:style-name="Table1.B2" office:value-type="string">
            <text:p text:style-name="Table_20_Contents">1.99</text:p>
          </table:table-cell>
        </table:table-row>
        <table:table-row>
          <table:table-cell table:style-name="Table1.A2" office:value-type="string">
            <text:p text:style-name="Table_20_Contents">0.999</text:p>
          </table:table-cell>
          <table:table-cell table:style-name="Table1.B2" office:value-type="string">
            <text:p text:style-name="Table_20_Contents">1.999</text:p>
          </table:table-cell>
        </table:table-row>
        <table:table-row>
          <table:table-cell table:style-name="Table1.A2" office:value-type="string">
            <text:p text:style-name="Table_20_Contents">1.0</text:p>
          </table:table-cell>
          <table:table-cell table:style-name="Table1.B2" office:value-type="string">
            <text:p text:style-name="Table_20_Contents">(division by zero)</text:p>
          </table:table-cell>
        </table:table-row>
        <table:table-row>
          <table:table-cell table:style-name="Table1.A2" office:value-type="string">
            <text:p text:style-name="Table_20_Contents">1.001</text:p>
          </table:table-cell>
          <table:table-cell table:style-name="Table1.B2" office:value-type="string">
            <text:p text:style-name="Table_20_Contents">2.001</text:p>
          </table:table-cell>
        </table:table-row>
        <table:table-row>
          <table:table-cell table:style-name="Table1.A2" office:value-type="string">
            <text:p text:style-name="Table_20_Contents">1.01</text:p>
          </table:table-cell>
          <table:table-cell table:style-name="Table1.B2" office:value-type="string">
            <text:p text:style-name="Table_20_Contents">2.01</text:p>
          </table:table-cell>
        </table:table-row>
        <table:table-row>
          <table:table-cell table:style-name="Table1.A2" office:value-type="string">
            <text:p text:style-name="Table_20_Contents">1.1</text:p>
          </table:table-cell>
          <table:table-cell table:style-name="Table1.B2" office:value-type="string">
            <text:p text:style-name="Table_20_Contents">2.1</text:p>
          </table:table-cell>
        </table:table-row>
      </table:table>
      <text:p text:style-name="P1"/>
      <text:p text:style-name="P1">In standard mathematical notation, this relationship would be described this way:</text:p>
      <text:p text:style-name="P1"><draw:frame draw:style-name="fr3" draw:name="Object4" text:anchor-type="as-char" svg:width="1.7126in" svg:height="0.4075in" draw:z-index="32"><draw:object xlink:href="./Object 4" xlink:type="simple" xlink:show="embed" xlink:actuate="onLoad"/><draw:image xlink:href="./ObjectReplacements/Object 4" xlink:type="simple" xlink:show="embed" xlink:actuate="onLoad"/></draw:frame></text:p>
      <text:p text:style-name="P1">which means “as x approaches 1, the value of f(x) approaches 2”.</text:p>
      <text:p text:style-name="P1"/>
      <text:p text:style-name="P1">More generally, this mathematical expression:</text:p>
      <text:p text:style-name="P1"><draw:frame draw:style-name="fr3" draw:name="Object2" text:anchor-type="as-char" svg:width="0.8819in" svg:height="0.2945in" draw:z-index="33"><draw:object xlink:href="./Object 2" xlink:type="simple" xlink:show="embed" xlink:actuate="onLoad"/><draw:image xlink:href="./ObjectReplacements/Object 2" xlink:type="simple" xlink:show="embed" xlink:actuate="onLoad"/></draw:frame></text:p>
      <text:p text:style-name="P1">is read as “the limit of f(x), as x approaches c, is L”. <text:s/>This expression doesn’t say anything about the value f(c) itself; often, you can’t evaluate f(c). <text:s/>For example, f(c) might require division by zero. <text:s/>But it just means that you can make f(x) get closer to the value of L, as x gets closer to the value c.</text:p>
      <text:p text:style-name="P1"/>
      <text:p text:style-name="P1">Here’s another example: <text:s/>the expression “x/x” can’t be calculated at x=0, because you can’t divide by 0. <text:s/>But clearly when x=2, x/x = 1, when x=1, x/x = 1, and when x=0.5, x/x = 1. <text:s/>No matter how close you make x=0, as long as x isn’t exactly 0, x/x is 1. <text:s/>In traditional mathematical notation for a limit, you could thus say:</text:p>
      <text:p text:style-name="P1"><draw:frame draw:style-name="fr3" draw:name="Object1" text:anchor-type="as-char" svg:width="0.6854in" svg:height="0.3929in" draw:z-index="34"><draw:object xlink:href="./Object 1" xlink:type="simple" xlink:show="embed" xlink:actuate="onLoad"/><draw:image xlink:href="./ObjectReplacements/Object 1" xlink:type="simple" xlink:show="embed" xlink:actuate="onLoad"/></draw:frame></text:p>
      <text:p text:style-name="P1">which is read “the limit of x divided by x, as x approaches 0, is 1”. <text:s/>In other words, as x approaches the value of 0, x/x approaches 1 (in fact, it’s equal to 1 up to that point). <text:s/>Notice that it doesn’t matter that we can’t directly compute 0/0. <text:s/>Using limits, we don’t need to; we just need to be able to express what value some expression is approaching.</text:p>
      <text:h text:style-name="Heading_20_2" text:outline-level="2">Approaching infinity</text:h>
      <text:p text:style-name="P1">Limits can show what happens to an expression when x grows towards infinity, instead of showing what happens as x approaches a particular constant. <text:s/>For example, the function<draw:frame draw:style-name="fr3" draw:name="Object37" text:anchor-type="as-char" svg:width="0.8634in" svg:height="0.3929in" draw:z-index="35"><draw:object xlink:href="./Object 37" xlink:type="simple" xlink:show="embed" xlink:actuate="onLoad"/><draw:image xlink:href="./ObjectReplacements/Object 37" xlink:type="simple" xlink:show="embed" xlink:actuate="onLoad"/></draw:frame>gets <text:soft-page-break/>closer and closer to 3 as x gets larger and larger. <text:s/>This can be expressed as:</text:p>
      <text:p text:style-name="P1"><draw:frame draw:style-name="fr3" draw:name="Object5" text:anchor-type="as-char" svg:width="1.6181in" svg:height="0.3929in" draw:z-index="36"><draw:object xlink:href="./Object 5" xlink:type="simple" xlink:show="embed" xlink:actuate="onLoad"/><draw:image xlink:href="./ObjectReplacements/Object 5" xlink:type="simple" xlink:show="embed" xlink:actuate="onLoad"/></draw:frame></text:p>
      <text:p text:style-name="P1">which is read “the limit of f(x), as x goes towards positive infinity, is 3”. <text:s/>Here are a few values that may help convince you that this is true (or at least that it’s likely)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x</text:p>
          </table:table-cell>
          <table:table-cell table:style-name="Table2.B1" office:value-type="string">
            <text:p text:style-name="Table_20_Heading">f(x)</text:p>
          </table:table-cell>
        </table:table-row>
        <table:table-row>
          <table:table-cell table:style-name="Table2.A2" office:value-type="string">
            <text:p text:style-name="Table_20_Contents">1</text:p>
          </table:table-cell>
          <table:table-cell table:style-name="Table2.B2" office:value-type="string">
            <text:p text:style-name="Table_20_Contents">1.5</text:p>
          </table:table-cell>
        </table:table-row>
        <table:table-row>
          <table:table-cell table:style-name="Table2.A2" office:value-type="string">
            <text:p text:style-name="Table_20_Contents">10</text:p>
          </table:table-cell>
          <table:table-cell table:style-name="Table2.B2" office:value-type="string">
            <text:p text:style-name="Table_20_Contents">2.727...</text:p>
          </table:table-cell>
        </table:table-row>
        <table:table-row>
          <table:table-cell table:style-name="Table2.A2" office:value-type="string">
            <text:p text:style-name="Table_20_Contents">100</text:p>
          </table:table-cell>
          <table:table-cell table:style-name="Table2.B2" office:value-type="string">
            <text:p text:style-name="Table_20_Contents">2.970...</text:p>
          </table:table-cell>
        </table:table-row>
        <table:table-row>
          <table:table-cell table:style-name="Table2.A2" office:value-type="string">
            <text:p text:style-name="Table_20_Contents">1000</text:p>
          </table:table-cell>
          <table:table-cell table:style-name="Table2.B2" office:value-type="string">
            <text:p text:style-name="Table_20_Contents">2.997...</text:p>
          </table:table-cell>
        </table:table-row>
      </table:table>
      <text:p text:style-name="P1"/>
      <text:p text:style-name="P1">If you can calculate limits, then you can also calculate many infinite series using a few rules, since an infinite series may “in the limit of an infinite number of numbers” produce a non-infinite answer.</text:p>
      <text:p text:style-name="P1">My goal here is not to show how to calculate limits in general, or the rules about limits; a full calculus class will go into that. <text:s/>But hopefully you can see now that limits are not scary; they’ve already been hinted at before, and they are simply a way of describing what value some expression is tending toward.</text:p>
      <text:p text:style-name="P1">A full calculus class will show how to deal with limits in a more rigorous way. <text:s/>In particular, if you think you know the limit value (e.g., by successive approximation), there’s a technique to determine whether or not it’s true. <text:s/>Of course, to use that approach, you need to be able to guess a likely value for it. <text:s/>The limits of a number of expressions are already known, and there are also some general rules for finding limits in many cases. <text:s/>A full class will cover this.</text:p>
      <text:h text:style-name="P6" text:outline-level="1">Derivatives</text:h>
      <text:p text:style-name="P1">A derivative tells you the (instantaneous) slope of a function at any point.</text:p>
      <text:h text:style-name="Heading_20_2" text:outline-level="2">How to find a derivative from first principles</text:h>
      <text:p text:style-name="P1">Imagine that a function is describing a roller coaster’s track height (off-the-ground) as the function moves from left to right, and that you want to know at any point the slope of the coaster. <text:s/>If the track is continuous (it’d better be!), at any point the coaster will be going up by some amount, down by some amount, or level. <text:s/>But the “obvious” way of figuring out the slope at a particular point will hit a “divide by zero” problem; let’s see why.</text:p>
      <text:p text:style-name="P1">You can easily figure out the slope of any function between x=1 and x=2, since their respective heights will be f(1) and f(2):</text:p>
      <text:p text:style-name="P1"><draw:frame draw:style-name="fr3" draw:name="Object6" text:anchor-type="as-char" svg:width="3.3256in" svg:height="0.4008in" draw:z-index="37"><draw:object xlink:href="./Object 6" xlink:type="simple" xlink:show="embed" xlink:actuate="onLoad"/><draw:image xlink:href="./ObjectReplacements/Object 6" xlink:type="simple" xlink:show="embed" xlink:actuate="onLoad"/></draw:frame></text:p>
      <text:p text:style-name="P1">But that isn’t necessarily the slope at x=1; it’s the slope between two different points where x=1 and x=2. Below is the graph of f(x)=x<text:span text:style-name="T1">2</text:span>+1, along with the line connecting f(1) and f(2). <text:s/>Note that its slope is different than the slope of the tangent at f(1):</text:p>
      <text:p text:style-name="P1"><draw:frame draw:style-name="fr1" draw:name="Frame1" text:anchor-type="paragraph" svg:width="5.0138in" draw:z-index="25"><draw:text-box fo:min-height="3.5138in"><text:p text:style-name="P4"><draw:frame draw:style-name="fr2" draw:name="graphics1" text:anchor-type="paragraph" svg:x="0.0016in" svg:y="0.0008in" svg:width="5.0138in" style:rel-width="100%" svg:height="3.5138in" style:rel-height="scale" draw:z-index="26"><draw:image xlink:href="Pictures/2000000200000169000000FDF3C78F0F.eps" xlink:type="simple" xlink:show="embed" xlink:actuate="onLoad"/></draw:frame>Illustration <text:sequence text:ref-name="refIllustration0" text:name="Illustration" text:formula="ooow:Illustration+1" style:num-format="1">1</text:sequence>: Parabola with line from x=1 to x=2</text:p></draw:text-box></draw:frame><text:soft-page-break/></text:p>
      <text:p text:style-name="P1"><draw:frame draw:style-name="fr1" draw:name="Frame2" text:anchor-type="paragraph" svg:width="5.0138in" draw:z-index="27"><draw:text-box fo:min-height="3.5138in"><text:p text:style-name="P4"><draw:frame draw:style-name="fr2" draw:name="graphics2" text:anchor-type="paragraph" svg:x="0.0016in" svg:y="0.0008in" svg:width="5.0138in" style:rel-width="100%" svg:height="3.5138in" style:rel-height="scale" draw:z-index="28"><draw:image xlink:href="Pictures/2000000200000169000000FDCA09E02B.eps" xlink:type="simple" xlink:show="embed" xlink:actuate="onLoad"/></draw:frame>Illustration <text:sequence text:ref-name="refIllustration1" text:name="Illustration" text:formula="ooow:Illustration+1" style:num-format="1">2</text:sequence>: Parabola with tangent line at x=1</text:p></draw:text-box></draw:frame></text:p>
      <text:p text:style-name="P1">We can get a closer approximation of the slope at x=1 by choosing a second point that’s closer to x=1, say, x=1.01:</text:p>
      <text:p text:style-name="P1"><draw:frame draw:style-name="fr3" draw:name="Object7" text:anchor-type="as-char" svg:width="3.3555in" svg:height="0.4008in" draw:z-index="38"><draw:object xlink:href="./Object 7" xlink:type="simple" xlink:show="embed" xlink:actuate="onLoad"/><draw:image xlink:href="./ObjectReplacements/Object 7" xlink:type="simple" xlink:show="embed" xlink:actuate="onLoad"/></draw:frame></text:p>
      <text:p text:style-name="Text_20_body"><text:soft-page-break/><text:span text:style-name="T6">But that’s still an approximation. <text:s/>Can we do better? <text:s/>The problem is that we </text:span><text:span text:style-name="T4">cannot</text:span><text:span text:style-name="T6"> simply choose the same point twice, say, f(1) and f(1). <text:s/>If we do, we’ll divide by zero:</text:span></text:p>
      <text:p text:style-name="P1"><draw:frame draw:style-name="fr3" draw:name="Object8" text:anchor-type="as-char" svg:width="4.7382in" svg:height="0.4008in" draw:z-index="39"><draw:object xlink:href="./Object 8" xlink:type="simple" xlink:show="embed" xlink:actuate="onLoad"/><draw:image xlink:href="./ObjectReplacements/Object 8" xlink:type="simple" xlink:show="embed" xlink:actuate="onLoad"/></draw:frame></text:p>
      <text:p text:style-name="P1">But now that we have a “limit”, we can use limits to avoid the problem entirely. <text:s/>What we need is some value “h”, which is the distance on the x-axis between the two points, and find the limit as h goes to zero:</text:p>
      <text:p text:style-name="P1"><draw:frame draw:style-name="fr3" draw:name="Object9" text:anchor-type="as-char" svg:width="4.328in" svg:height="0.4083in" draw:z-index="40"><draw:object xlink:href="./Object 9" xlink:type="simple" xlink:show="embed" xlink:actuate="onLoad"/><draw:image xlink:href="./ObjectReplacements/Object 9" xlink:type="simple" xlink:show="embed" xlink:actuate="onLoad"/></draw:frame></text:p>
      <text:p text:style-name="P1">More generally, the slope of any function f(x) at x is:</text:p>
      <text:p text:style-name="P1"><draw:frame draw:style-name="fr3" draw:name="Object10" text:anchor-type="as-char" svg:width="6.3638in" svg:height="0.4063in" draw:z-index="41"><draw:object xlink:href="./Object 10" xlink:type="simple" xlink:show="embed" xlink:actuate="onLoad"/><draw:image xlink:href="./ObjectReplacements/Object 10" xlink:type="simple" xlink:show="embed" xlink:actuate="onLoad"/></draw:frame></text:p>
      <text:p text:style-name="Text_20_body"><text:span text:style-name="T6">Notice that a derivative is itself a function. That is, a “derivative” is a </text:span><text:span text:style-name="T4">new function</text:span><text:span text:style-name="T6"> that tells you the slope of an </text:span><text:span text:style-name="T4">original function</text:span><text:span text:style-name="T6"> at any point.</text:span></text:p>
      <text:h text:style-name="Heading_20_2" text:outline-level="2">Using the definition to find the derivative of 3x<text:span text:style-name="T1">2</text:span></text:h>
      <text:p text:style-name="Text_20_body"><text:span text:style-name="T6">So let’s use this definition to find the derivative of f(x)=3x</text:span><text:span text:style-name="T2">2</text:span><text:span text:style-name="T8">. <text:s/>First, let’s start with the definition:</text:span></text:p>
      <text:p text:style-name="P1"><draw:frame draw:style-name="fr3" draw:name="Object11" text:anchor-type="as-char" svg:width="3.4307in" svg:height="0.4008in" draw:z-index="0"><draw:object xlink:href="./Object 11" xlink:type="simple" xlink:show="embed" xlink:actuate="onLoad"/><draw:image xlink:href="./ObjectReplacements/Object 11" xlink:type="simple" xlink:show="embed" xlink:actuate="onLoad"/></draw:frame></text:p>
      <text:p text:style-name="P1">Now let’s plug in f(x):</text:p>
      <text:p text:style-name="P1"><draw:frame draw:style-name="fr3" draw:name="Object12" text:anchor-type="as-char" svg:width="5.5957in" svg:height="0.4244in" draw:z-index="42"><draw:object xlink:href="./Object 12" xlink:type="simple" xlink:show="embed" xlink:actuate="onLoad"/><draw:image xlink:href="./ObjectReplacements/Object 12" xlink:type="simple" xlink:show="embed" xlink:actuate="onLoad"/></draw:frame></text:p>
      <text:p text:style-name="Text_20_body"><text:span text:style-name="T6">But we’ve already established that the limit of h/h, as h goes to zero, is 1. <text:s/>Hopefully you can also see that the limit of 3h, as h goes to zero, is 0. <text:s/>(I’m intentionally being a little vague here; a real Calculus course would go through this more rigorously. <text:s/>But I want you to get the </text:span><text:span text:style-name="T4">idea</text:span><text:span text:style-name="T6"> at this point.) <text:s/>That means that:</text:span></text:p>
      <text:p text:style-name="P1"><draw:frame draw:style-name="fr3" draw:name="Object13" text:anchor-type="as-char" svg:width="1.5016in" svg:height="0.2945in" draw:z-index="43"><draw:object xlink:href="./Object 13" xlink:type="simple" xlink:show="embed" xlink:actuate="onLoad"/><draw:image xlink:href="./ObjectReplacements/Object 13" xlink:type="simple" xlink:show="embed" xlink:actuate="onLoad"/></draw:frame></text:p>
      <text:p text:style-name="Text_20_body"><text:span text:style-name="T7">We have produced a </text:span><text:span text:style-name="T5">new </text:span><text:span text:style-name="T7">function, 6x, from our original function f(x)=3x</text:span><text:span text:style-name="T3">2</text:span><text:span text:style-name="T9">. <text:s/>The new function (which gives the instantaneous slope of the original function at any point) is the </text:span><text:span text:style-name="T13">derivative</text:span><text:span text:style-name="T9"> of the original function, and is typically notated as f </text:span><text:span text:style-name="T11">´ (</text:span><text:span text:style-name="T9">x) or as </text:span><text:span text:style-name="T9"><draw:frame draw:style-name="fr3" draw:name="Object14" text:anchor-type="as-char" svg:width="0.278in" svg:height="0.3929in" draw:z-index="44"><draw:object xlink:href="./Object 14" xlink:type="simple" xlink:show="embed" xlink:actuate="onLoad"/><draw:image xlink:href="./ObjectReplacements/Object 14" xlink:type="simple" xlink:show="embed" xlink:actuate="onLoad"/></draw:frame></text:span><text:span text:style-name="T8">.</text:span></text:p>
      <text:p text:style-name="Text_20_body"><text:span text:style-name="T8">So this means that given the function f(x)=3x</text:span><text:span text:style-name="T2">2</text:span><text:span text:style-name="T8">, f </text:span><text:span text:style-name="T11">´ </text:span><text:span text:style-name="T10">(</text:span><text:span text:style-name="T8">x) = 6x. <text:s/>How can we use the derivative? <text:s/>Well, remember that the derivative gives us the </text:span><text:span text:style-name="T12">slope</text:span><text:span text:style-name="T8"> of the first function. <text:s/>So the slope of f(x), at x=4, is 6(4)=24. <text:s/>The slope at x=1 is 6(1)=6, at x=0 is 6(0)=0, and at x=-1 the slope is 6(-1)=-6. <text:s/>In general, for any function f(x), its slope for any value of x is the value of f </text:span><text:span text:style-name="T11">´ </text:span><text:span text:style-name="T10">(</text:span><text:span text:style-name="T8">x).</text:span></text:p>
      <text:h text:style-name="Heading_20_2" text:outline-level="2">Using the definition to find the derivative of a second-order polynomial</text:h>
      <text:p text:style-name="Text_20_body"><text:span text:style-name="T8">Now let’s try f(x)=ax</text:span><text:span text:style-name="T2">2</text:span><text:span text:style-name="T8">+bx+c. <text:s/>What is its derivative, f </text:span><text:span text:style-name="T11">´ </text:span><text:span text:style-name="T10">(</text:span><text:span text:style-name="T8">x)? <text:s/>We can use the general definition to figure </text:span><text:soft-page-break/><text:span text:style-name="T8">this one out, too:</text:span></text:p>
      <text:p text:style-name="P2"><draw:frame draw:style-name="fr3" draw:name="Object15" text:anchor-type="as-char" svg:width="6.1252in" svg:height="0.8492in" draw:z-index="45"><draw:object xlink:href="./Object 15" xlink:type="simple" xlink:show="embed" xlink:actuate="onLoad"/><draw:image xlink:href="./ObjectReplacements/Object 15" xlink:type="simple" xlink:show="embed" xlink:actuate="onLoad"/></draw:frame></text:p>
      <text:p text:style-name="P2">Again h/h tends toward 1 as h goes to 0, and ah goes to 0 as h goes to 0, leaving:</text:p>
      <text:p text:style-name="Text_20_body"><text:span text:style-name="T8"><text:tab/>f </text:span><text:span text:style-name="T11">´ </text:span><text:span text:style-name="T10">(</text:span><text:span text:style-name="T8">x) = 2ax + b</text:span></text:p>
      <text:h text:style-name="Heading_20_2" text:outline-level="2">Derivative of a constant</text:h>
      <text:p text:style-name="Text_20_body"><text:span text:style-name="T8">Doing everything from first principles (like we did above) would be really painful. <text:s/>A good part of calculus is spent learning rules so that you don’t have to do everything starting from first principles. <text:s/>For example, i</text:span>f you have a constant c, then the derivative is always 0. <text:s/>Here’s a graph of f(x)=3, which may help explain why:</text:p>
      <text:p text:style-name="Text_20_body"><draw:frame draw:style-name="fr1" draw:name="Frame3" text:anchor-type="paragraph" svg:width="5.0138in" draw:z-index="29"><draw:text-box fo:min-height="3.5138in"><text:p text:style-name="P4"><draw:frame draw:style-name="fr2" draw:name="graphics3" text:anchor-type="paragraph" svg:x="0.0016in" svg:y="0.0008in" svg:width="5.0138in" style:rel-width="100%" svg:height="3.5138in" style:rel-height="scale" draw:z-index="30"><draw:image xlink:href="Pictures/2000000200000169000000FD9C777164.eps" xlink:type="simple" xlink:show="embed" xlink:actuate="onLoad"/></draw:frame>Illustration <text:sequence text:ref-name="refIllustration2" text:name="Illustration" text:formula="ooow:Illustration+1" style:num-format="1">3</text:sequence>: Function f(x)=3; a line with slope=0</text:p></draw:text-box></draw:frame>If f(x)=c, and c is a constant, then no matter what the value of x is, the result is always c. <text:s/>That’s a straight line with slope 0 everywhere, and since derivatives give you the slope, you’ll get 0.</text:p>
      <text:h text:style-name="Heading_20_2" text:outline-level="2">Derivative of the equation of a line</text:h>
      <text:p text:style-name="Text_20_body">Here’s another simple example: if you have f(x)=mx+b, then the derivative <text:span text:style-name="T8">f </text:span><text:span text:style-name="T11">´ </text:span><text:span text:style-name="T10">(</text:span><text:span text:style-name="T8">x)=m. <text:s/>That’s because if you have an equation of a line, it has the same slope m everywhere.</text:span></text:p>
      <text:h text:style-name="Heading_20_2" text:outline-level="2"><text:soft-page-break/>Basic Rules: Adding, Subtracting, Multiplying, Dividing</text:h>
      <text:p text:style-name="P2">Here are some simple rules for when you want to find the derivative of two functions that are added, subtracted, <text:s/>multiplied, or divided by each other:</text:p>
      <text:p text:style-name="P2"><draw:frame draw:style-name="fr3" draw:name="Object16" text:anchor-type="as-char" svg:width="2.6701in" svg:height="1.0902in" draw:z-index="1"><draw:object xlink:href="./Object 16" xlink:type="simple" xlink:show="embed" xlink:actuate="onLoad"/><draw:image xlink:href="./ObjectReplacements/Object 16" xlink:type="simple" xlink:show="embed" xlink:actuate="onLoad"/></draw:frame></text:p>
      <text:p text:style-name="P2">Thus, (3 + 2)’ = (3)’ + (2)’ = 0 + 0 = 0.</text:p>
      <text:p text:style-name="P2">If you have some function q(x)=3 <text:span text:style-name="T15">· </text:span>2, you can find q <text:span text:style-name="T16">´ </text:span><text:span text:style-name="T15">(</text:span>x) this way:</text:p>
      <text:p text:style-name="P2"><text:tab/>q’(x) = (3 <text:span text:style-name="T15">· </text:span>2)’ = (3)’(2) + (3)(2)’ = 0(2) + (3)0 = 0</text:p>
      <text:p text:style-name="P2">You can use the multiplication rule to find the derivative of 3x. <text:s/>Remember that the derivative of “x” is 1, because the expression f(x)=x is just a line with slope 1:</text:p>
      <text:p text:style-name="P2"><text:tab/>(3 <text:span text:style-name="T15">· </text:span>x)’ = (3)’(x) + (3)(x)’ = 0x + 3(1) = 3</text:p>
      <text:p text:style-name="P2">You can even use the multiplication rule to find the derivative of x<text:span text:style-name="T1">2</text:span>:</text:p>
      <text:p text:style-name="P2"><text:tab/>(x<text:span text:style-name="T1">2</text:span>)’ = (x <text:span text:style-name="T15">· </text:span>x)’ = (x)’(x) + (x)(x)’ = (1)(x) + (x)(1) = 2x</text:p>
      <text:p text:style-name="P2">The derivative of 3/x is:</text:p>
      <text:p text:style-name="P2"><draw:frame draw:style-name="fr3" draw:name="Object22" text:anchor-type="as-char" svg:width="3.0547in" svg:height="0.4819in" draw:z-index="2"><draw:object xlink:href="./Object 22" xlink:type="simple" xlink:show="embed" xlink:actuate="onLoad"/><draw:image xlink:href="./ObjectReplacements/Object 22" xlink:type="simple" xlink:show="embed" xlink:actuate="onLoad"/></draw:frame></text:p>
      <text:h text:style-name="Heading_20_2" text:outline-level="2">Derivative of simple exponents</text:h>
      <text:p text:style-name="Text_20_body">If you have an expression of the form:</text:p>
      <text:p text:style-name="Text_20_body"><text:tab/>cx<text:span text:style-name="T1">n</text:span></text:p>
      <text:p text:style-name="Text_20_body">Where c and n are real numbers, then its derivative is:</text:p>
      <text:p text:style-name="Text_20_body"><text:tab/>cnx<text:span text:style-name="T1">n-1</text:span></text:p>
      <text:p text:style-name="Text_20_body">So the derivative of 5x<text:span text:style-name="T1">4</text:span> is 20x<text:span text:style-name="T1">3</text:span>. <text:s/>You can replace “x” with another simple variable name, but you can’t use this rule directly if “x” is a more complicated expression; you’ll need something called the “chain rule” to handle more complicated expressions. <text:s/>But first, let’s talk about polynomials.</text:p>
      <text:h text:style-name="Heading_20_2" text:outline-level="2">Derivative of arbitrary polynomials</text:h>
      <text:p text:style-name="P2">There’s a nifty trick to finding the derivative of polynomials. <text:s/>Given any polynomial of this form:</text:p>
      <text:p text:style-name="Text_20_body"><text:span text:style-name="T8"><text:tab/>ax</text:span><text:span text:style-name="T2">n</text:span><text:span text:style-name="T8"> + bx</text:span><text:span text:style-name="T2">n-1</text:span><text:span text:style-name="T8"> + .... + px + q</text:span></text:p>
      <text:p text:style-name="P2">Its derivative has this form:</text:p>
      <text:p text:style-name="Text_20_body"><text:span text:style-name="T8"><text:tab/>nax</text:span><text:span text:style-name="T2">n-1</text:span><text:span text:style-name="T8"> + (n-1)bx</text:span><text:span text:style-name="T2">n-2</text:span><text:span text:style-name="T8"> + .... + p</text:span></text:p>
      <text:p text:style-name="P2">The “q” in the original function disappears in the derivative. <text:s/>That’s because the slope of a constant <text:soft-page-break/>value is zero, and adding zero to something (including the derivative) doesn’t change its value. So if:</text:p>
      <text:p text:style-name="Text_20_body"><text:span text:style-name="T8"><text:tab/>f(x) = 2x</text:span><text:span text:style-name="T2">5</text:span><text:span text:style-name="T8"> + 7x</text:span><text:span text:style-name="T2">4</text:span><text:span text:style-name="T8"> -2x</text:span><text:span text:style-name="T2">3</text:span><text:span text:style-name="T8"> -40x +10</text:span></text:p>
      <text:p text:style-name="P2">then its derivative is:</text:p>
      <text:p text:style-name="Text_20_body"><text:span text:style-name="T8"><text:tab/>f </text:span><text:span text:style-name="T11">´ </text:span><text:span text:style-name="T10">(</text:span><text:span text:style-name="T8">x) = 10x</text:span><text:span text:style-name="T2">4</text:span><text:span text:style-name="T8"> + 28x</text:span><text:span text:style-name="T2">3</text:span><text:span text:style-name="T8"> -6x</text:span><text:span text:style-name="T2">2</text:span><text:span text:style-name="T8"> -40</text:span></text:p>
      <text:p text:style-name="P2">More examples:</text:p>
      <text:p text:style-name="Text_20_body"><text:span text:style-name="T8">if f(x)=2x</text:span><text:span text:style-name="T2">50</text:span><text:span text:style-name="T8">-4x</text:span><text:span text:style-name="T2">2</text:span><text:span text:style-name="T8">+2x-5, then f </text:span><text:span text:style-name="T11">´ </text:span><text:span text:style-name="T10">(</text:span><text:span text:style-name="T8">x) = 100x</text:span><text:span text:style-name="T2">49</text:span><text:span text:style-name="T8"> – 8x + 2.</text:span></text:p>
      <text:p text:style-name="Text_20_body"><text:span text:style-name="T8">if f(x)=100x</text:span><text:span text:style-name="T2">49</text:span><text:span text:style-name="T8"> – 8x + 2, then f </text:span><text:span text:style-name="T11">´ </text:span><text:span text:style-name="T10">(</text:span><text:span text:style-name="T8">x) = 4900x</text:span><text:span text:style-name="T2">48</text:span><text:span text:style-name="T8"> – 8.</text:span></text:p>
      <text:p text:style-name="Text_20_body"><text:span text:style-name="T8">if f(x)=4x</text:span><text:span text:style-name="T2">7</text:span><text:span text:style-name="T8">-2x</text:span><text:span text:style-name="T2">3</text:span><text:span text:style-name="T8">+4x-8, then f </text:span><text:span text:style-name="T11">´ </text:span><text:span text:style-name="T10">(</text:span><text:span text:style-name="T8">x) = 28x</text:span><text:span text:style-name="T2">6</text:span><text:span text:style-name="T8"> – 6x</text:span><text:span text:style-name="T2">2</text:span><text:span text:style-name="T8"> + 4.</text:span></text:p>
      <text:p text:style-name="Text_20_body"><text:span text:style-name="T8">if f(x)=-2x</text:span><text:span text:style-name="T2">5</text:span><text:span text:style-name="T8">-2x</text:span><text:span text:style-name="T2">2</text:span><text:span text:style-name="T8">, then f </text:span><text:span text:style-name="T11">´ </text:span><text:span text:style-name="T10">(</text:span><text:span text:style-name="T8">x) = – 10x</text:span><text:span text:style-name="T2">4</text:span><text:span text:style-name="T8"> – 4x.</text:span></text:p>
      <text:p text:style-name="Text_20_body"><text:span text:style-name="T8">if f(x)=3x+2, then f </text:span><text:span text:style-name="T11">´ </text:span><text:span text:style-name="T10">(</text:span><text:span text:style-name="T8">x) = 3.</text:span></text:p>
      <text:p text:style-name="Text_20_body"><text:span text:style-name="T8">if f(x)=4, then f </text:span><text:span text:style-name="T11">´ </text:span><text:span text:style-name="T10">(</text:span><text:span text:style-name="T8">x) = 0.</text:span></text:p>
      <text:h text:style-name="Heading_20_2" text:outline-level="2">Chain rule (Skip for later)</text:h>
      <text:p text:style-name="P2">The “chain rule” lets find the derivative for very complicated functions just by using a few existing rules. <text:s/>I will not be asking anyone to use the “chain rule” in the bonus quiz; using it well takes practice. <text:s/>But I wanted to briefly mention that it exists, because it’s very powerful – it lets you divide complicated problems into smaller problems that you can solve.</text:p>
      <text:p text:style-name="P2">To use the chain rule, you take your existing function, split it into two parts, and then use the “chain rule” to find the the derivative using those two parts.</text:p>
      <text:p text:style-name="P2">First, the official definition. <text:s/>The chain rule says that:</text:p>
      <text:p text:style-name="P2"><draw:frame draw:style-name="fr3" draw:name="Object23" text:anchor-type="as-char" svg:width="3.0909in" svg:height="0.1917in" draw:z-index="3"><draw:object xlink:href="./Object 23" xlink:type="simple" xlink:show="embed" xlink:actuate="onLoad"/><draw:image xlink:href="./ObjectReplacements/Object 23" xlink:type="simple" xlink:show="embed" xlink:actuate="onLoad"/></draw:frame></text:p>
      <text:p text:style-name="P2">So much gibberish, right? <text:s/>Well, here’s an example.</text:p>
      <text:p text:style-name="Text_20_body"><text:span text:style-name="T8">Let’s find the derivative of h(x)=(x</text:span><text:span text:style-name="T2">3</text:span><text:span text:style-name="T8"> + 2)</text:span><text:span text:style-name="T2">50</text:span><text:span text:style-name="T8">: Multiplying this out would take a very long time! <text:s/>We know the rule for exponents, but the problem is that the exponent rule only works if “what’s inside” is a single variable. <text:s/>So let’s split this into two functions, f(u)=u</text:span><text:span text:style-name="T2">50</text:span><text:span text:style-name="T8"> and g(x)=x</text:span><text:span text:style-name="T2">3</text:span><text:span text:style-name="T8">+2. <text:s/>Is this the same thing as h(x)? <text:s/>Let’s see: h(x)=f(g(x))=f(x</text:span><text:span text:style-name="T2">3</text:span><text:span text:style-name="T8">+2) = (x</text:span><text:span text:style-name="T2">3</text:span><text:span text:style-name="T8"> + 2)</text:span><text:span text:style-name="T2">50</text:span><text:span text:style-name="T8">. so these two functions f(x) and g(x), when combined as f(g(x)), is the same as our original h(x).</text:span></text:p>
      <text:p text:style-name="Text_20_body"><text:span text:style-name="T8">We then find the derivative of each one; f’(u)=50u</text:span><text:span text:style-name="T2">49</text:span><text:span text:style-name="T8">, and g’(x) is 3x</text:span><text:span text:style-name="T2">2</text:span><text:span text:style-name="T8">. <text:s/>Notice that we can now find f’(u), because it only has a single variable that gets an exponent (as required). <text:s/>Now we can recombine them again, using the chain rule:</text:span></text:p>
      <text:p text:style-name="P2"><draw:frame draw:style-name="fr3" draw:name="Object24" text:anchor-type="as-char" svg:width="5.8272in" svg:height="0.2154in" draw:z-index="4"><draw:object xlink:href="./Object 24" xlink:type="simple" xlink:show="embed" xlink:actuate="onLoad"/><draw:image xlink:href="./ObjectReplacements/Object 24" xlink:type="simple" xlink:show="embed" xlink:actuate="onLoad"/></draw:frame></text:p>
      <text:p text:style-name="P2">Taking an h(x) and breaking it cleanly into two functions f(x) and g(x) can be an art. <text:s/>The main thing to know is that there’s a general rule, called the “chain rule”, that lets you break a complicated function into two simpler functions.</text:p>
      <text:h text:style-name="P5" text:outline-level="2"><text:soft-page-break/>Sine and Cosine (Skip for later)</text:h>
      <text:p text:style-name="P3">The derivatives for the sine and cosine are simple, but like the exponent rule require single variables:</text:p>
      <text:p text:style-name="P2"><draw:frame draw:style-name="fr3" draw:name="Object25" text:anchor-type="as-char" svg:width="1.2953in" svg:height="0.7953in" draw:z-index="5"><draw:object xlink:href="./Object 25" xlink:type="simple" xlink:show="embed" xlink:actuate="onLoad"/><draw:image xlink:href="./ObjectReplacements/Object 25" xlink:type="simple" xlink:show="embed" xlink:actuate="onLoad"/></draw:frame></text:p>
      <text:p text:style-name="P3">You can use this, plus the multiplication and division rules above, to find many other derivatives. <text:s/>For example, you can find the derivative of tan x... just remember that tan x = (sin x) / (cos x), and then apply the rule for division:</text:p>
      <text:p text:style-name="P2"><draw:frame draw:style-name="fr3" draw:name="Object35" text:anchor-type="as-char" svg:width="4.9146in" svg:height="0.9728in" draw:z-index="6"><draw:object xlink:href="./Object 35" xlink:type="simple" xlink:show="embed" xlink:actuate="onLoad"/><draw:image xlink:href="./ObjectReplacements/Object 35" xlink:type="simple" xlink:show="embed" xlink:actuate="onLoad"/></draw:frame></text:p>
      <text:p text:style-name="P3">Similarly, you can find the derivative of sin<text:span text:style-name="T1">2</text:span> x, once you expand that to (sin x)(sin x) and apply the rule for multiplication:</text:p>
      <text:p text:style-name="P2"><draw:frame draw:style-name="fr3" draw:name="Object36" text:anchor-type="as-char" svg:width="4.0319in" svg:height="0.3917in" draw:z-index="7"><draw:object xlink:href="./Object 36" xlink:type="simple" xlink:show="embed" xlink:actuate="onLoad"/><draw:image xlink:href="./ObjectReplacements/Object 36" xlink:type="simple" xlink:show="embed" xlink:actuate="onLoad"/></draw:frame></text:p>
      <text:p text:style-name="Text_20_body"><text:span text:style-name="T8">If you have something more complicated, you generally must use the chain rule, which I won’t emphasize given our short time. <text:s/>Here’s an example in case you’re curious. <text:s/>To find the derivative of sin (2x</text:span><text:span text:style-name="T2">5</text:span><text:span text:style-name="T8">), <text:s/>you’ll need to split it into two functions. <text:s/>We can do this by setting f(x) = sin x, and g(x) = 2x</text:span><text:span text:style-name="T2">5</text:span><text:span text:style-name="T8">, so that h(x)=f(g(x)) = f(2x</text:span><text:span text:style-name="T2">5</text:span><text:span text:style-name="T8">) = sin (2x</text:span><text:span text:style-name="T2">5</text:span><text:span text:style-name="T8">). <text:s/>We can find the differentials easily; f’(u)=cos u and g’(x)= 10x</text:span><text:span text:style-name="T2">4</text:span><text:span text:style-name="T8">. <text:s/>Thus:</text:span></text:p>
      <text:p text:style-name="P2"><draw:frame draw:style-name="fr3" draw:name="Object26" text:anchor-type="as-char" svg:width="5.8382in" svg:height="0.2154in" draw:z-index="8"><draw:object xlink:href="./Object 26" xlink:type="simple" xlink:show="embed" xlink:actuate="onLoad"/><draw:image xlink:href="./ObjectReplacements/Object 26" xlink:type="simple" xlink:show="embed" xlink:actuate="onLoad"/></draw:frame></text:p>
      <text:h text:style-name="Heading_20_2" text:outline-level="2">Importance of derivatives</text:h>
      <text:p text:style-name="P2">Derivatives are really important because they let us describe rate of change. <text:s/>In the real world, things constantly change; derivatives let us describe and analyze those changes, and even predict their results.</text:p>
      <text:p text:style-name="P2">For example, “velocity” is the change of a distance over time - which means that velocity is really the derivative of a function of an object’s position. <text:s/>You can even repeat this - “acceleration” is the change of velocity over time, so acceleration is actually the derivative of the velocity. <text:s/>In other words, acceleration is really the derivative of a derivative!</text:p>
      <text:p text:style-name="P2"/>
      <text:h text:style-name="P7" text:outline-level="1">Integrals</text:h>
      <text:p text:style-name="P2">As noted above, the derivative gives you the slope (aka the slope of the tangent), at any point, of some function. <text:s/>You can think of the derivative as describing the slope of a roller coaster at any point, if the roller coaster’s track is defined by a function.</text:p>
      <text:p text:style-name="P2">An <text:span text:style-name="T4">integral </text:span>lets you determine the area underneath the roller coaster tracks (between the function <text:soft-page-break/>position and the line y=0). <text:s/>For example, if you wanted to paint a fence underneath the roller coaster tracks, you could use the integral to find its area (which determines the amount of paint you’d need).</text:p>
      <text:p text:style-name="P3">The usual mathematical notation for a “definite” integral from x=a to x=b of function f(x) is this:</text:p>
      <text:p text:style-name="P2"><draw:frame draw:style-name="fr3" draw:name="Object17" text:anchor-type="as-char" svg:width="0.7661in" svg:height="0.3146in" draw:z-index="9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This is pronounced “the definite integral of f-of-x, with respect to x, from a to b”.</text:p>
      <text:p text:style-name="P2">If f(x) is always zero or more, then the value of this integral is the area between f(x) (above), y=0 (below), and the lines x=a and x=b. <text:s/>Interesting things happen when f(x)&lt;0; we’ll get to that later.</text:p>
      <text:h text:style-name="Heading_20_2" text:outline-level="2">Using limits to find integrals</text:h>
      <text:p text:style-name="P2">One way to figure out an approximate area for some function is to break the surface into rectangles, and then add up the areas of the rectangles. <text:s/>We know the area of a rectangle is just the base times the height! <text:s/>So, let’s divide the area from x=a to x=b into rectangles, each of which are k width. <text:s/>Let’s set the left edge of each rectangle to the value of the function, and then add up the rectangles. <text:s/>For example, here’s a curve from x=1 to x=2, divided into 4 rectangles:</text:p>
      <text:p text:style-name="P2"><draw:frame draw:style-name="fr4" draw:name="Object18" text:anchor-type="paragraph" svg:width="3.1484in" svg:height="2.7535in" draw:z-index="20"><draw:object xlink:href="./Object 18" xlink:type="simple" xlink:show="embed" xlink:actuate="onLoad"/><draw:image xlink:href="./ObjectReplacements/Object 18" xlink:type="simple" xlink:show="embed" xlink:actuate="onLoad"/></draw:frame><draw:rect text:anchor-type="paragraph" draw:z-index="24" draw:style-name="gr1" draw:text-style-name="P12" svg:width="0.2185in" svg:height="0.7843in" svg:x="3.7839in" svg:y="1.6902in"><text:p/></draw:rect><draw:rect text:anchor-type="paragraph" draw:z-index="23" draw:style-name="gr1" draw:text-style-name="P12" svg:width="0.2185in" svg:height="0.6516in" svg:x="3.5661in" svg:y="1.8228in"><text:p/></draw:rect><draw:rect text:anchor-type="paragraph" draw:z-index="22" draw:style-name="gr1" draw:text-style-name="P12" svg:width="0.2185in" svg:height="0.5287in" svg:x="3.348in" svg:y="1.9457in"><text:p/></draw:rect><draw:rect text:anchor-type="paragraph" draw:z-index="21" draw:style-name="gr1" draw:text-style-name="P12" svg:width="0.2461in" svg:height="0.3886in" svg:x="3.102in" svg:y="2.0862in"><text:p/></draw:rect>The left edge of a rectangle beginning at x will have height f(x), and since all the rectangles have width k, the area of a rectangle beginning at x will be k times f(x). <text:s/>We will have (b-a)/k rectangles; notice that as k gets smaller, we will have more rectangles. <text:s/>The equation that adds up those rectangles is:</text:p>
      <text:p text:style-name="P2"><draw:frame draw:style-name="fr5" draw:name="Object20" text:anchor-type="as-char" svg:y="-0.3098in" svg:width="2.9799in" svg:height="0.4929in" draw:z-index="10"><draw:object xlink:href="./Object 20" xlink:type="simple" xlink:show="embed" xlink:actuate="onLoad"/><draw:image xlink:href="./ObjectReplacements/Object 20" xlink:type="simple" xlink:show="embed" xlink:actuate="onLoad"/></draw:frame></text:p>
      <text:p text:style-name="P2">Obviously, adding up four rectangles will only approximate the actual area under a curve like this example. <text:s/>But if we make the rectangles narrower and narrower (adding up additional rectangles), we will get more an more accurate. <text:s/>The limit of the sum of these rectangles, as k goes to zero, will be the actual area under the curve - which is the integral.</text:p>
      <text:p text:style-name="P2"><draw:frame draw:style-name="fr3" draw:name="Object19" text:anchor-type="as-char" svg:width="2.0492in" svg:height="0.5417in" draw:z-index="11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<text:soft-page-break/>You can then find actual integrals for various values, but it’s a pain to figure out integrals from first principles. <text:s/>Instead, there are much easier ways to find integrals, which we’ll do after introducing a new term: the anti-derivative.</text:p>
      <text:h text:style-name="Heading_20_2" text:outline-level="2">Anti-derivatives</text:h>
      <text:p text:style-name="P1">Let’s say that you have some function F(x), and its derivative f(x) = F’(x). <text:s/>Since the derivative of F(x) is f(x), we can also say that an anti-derivative of f(x) is F(x). <text:s/>This is just going the other way; the “anti-derivative” is the opposite of the derivative. <text:s/>In other words, an anti-derivative of f(x) is any function F(x) that, if you take its derivative, produces f(x).</text:p>
      <text:p text:style-name="Text_20_body"><text:span text:style-name="T6">Why the “any function” stuff? <text:s/>Let’s imagine that we have f(x)=12x</text:span><text:span text:style-name="T2">2</text:span><text:span text:style-name="T6">. <text:s/>What is its anti-derivative F(x)?</text:span></text:p>
      <text:list xml:id="list31352946" text:style-name="L2">
        <text:list-item>
          <text:p text:style-name="P11"><text:span text:style-name="T6">4x</text:span><text:span text:style-name="T2">3</text:span><text:span text:style-name="T6"> + 2 is an anti-derivative of f(x); because by the polynomial rule, (4x</text:span><text:span text:style-name="T2">3</text:span><text:span text:style-name="T6"> + 2)’ = 12x</text:span><text:span text:style-name="T2">2</text:span><text:span text:style-name="T6">.</text:span></text:p>
        </text:list-item>
        <text:list-item>
          <text:p text:style-name="P11"><text:span text:style-name="T6">4x</text:span><text:span text:style-name="T2">3</text:span><text:span text:style-name="T6"> + 7 is an anti-derivative of f(x); because by the polynomial rule, (4x</text:span><text:span text:style-name="T2">3</text:span><text:span text:style-name="T6"> + 7)’ = 12x</text:span><text:span text:style-name="T2">2</text:span><text:span text:style-name="T6">.</text:span></text:p>
        </text:list-item>
      </text:list>
      <text:p text:style-name="P1">In fact, you can add any constant to a function, and its derivative won’t change. <text:s/>That’s because the derivative of a constant is 0. <text:s/>So, when we report an anti-derivative, you <text:span text:style-name="T4">must</text:span> add a “+ C” factor to the end of it, to stand for “any constant”. <text:s/>In fact, this is a calculus “secret handshake” - if you can remember the “and a constant” at the end of an anti-derivative, you’ll sound like you know a lot (because many people keep forgetting it).</text:p>
      <text:p text:style-name="Text_20_body"><text:span text:style-name="T6">So given f(x)=12x</text:span><text:span text:style-name="T2">2</text:span><text:span text:style-name="T6">, its anti-derivative F(x)=4x</text:span><text:span text:style-name="T2">3</text:span><text:span text:style-name="T6"> + C, because (4x</text:span><text:span text:style-name="T2">3</text:span><text:span text:style-name="T6"> + C)’ = 12x</text:span><text:span text:style-name="T2">2</text:span><text:span text:style-name="T6">. <text:s/>Similarly, given f(x)= 8x</text:span><text:span text:style-name="T2">3</text:span><text:span text:style-name="T6">, its anti-derivative F(x)=2x</text:span><text:span text:style-name="T2">4</text:span><text:span text:style-name="T6"> + C, because (2x</text:span><text:span text:style-name="T2">4</text:span><text:span text:style-name="T6"> + C)’ = 8x</text:span><text:span text:style-name="T2">3</text:span><text:span text:style-name="T6">.</text:span></text:p>
      <text:p text:style-name="P1">There’s a trick for polynomials in general; given:</text:p>
      <text:p text:style-name="P1"><draw:frame draw:style-name="fr3" draw:name="Object29" text:anchor-type="as-char" svg:width="2.4965in" svg:height="0.2327in" draw:z-index="12"><draw:object xlink:href="./Object 29" xlink:type="simple" xlink:show="embed" xlink:actuate="onLoad"/><draw:image xlink:href="./ObjectReplacements/Object 29" xlink:type="simple" xlink:show="embed" xlink:actuate="onLoad"/></draw:frame></text:p>
      <text:p text:style-name="P1">the anti-derivative is:</text:p>
      <text:p text:style-name="P1"><draw:frame draw:style-name="fr3" draw:name="Object30" text:anchor-type="as-char" svg:width="3.1602in" svg:height="0.4181in" draw:z-index="13"><draw:object xlink:href="./Object 30" xlink:type="simple" xlink:show="embed" xlink:actuate="onLoad"/><draw:image xlink:href="./ObjectReplacements/Object 30" xlink:type="simple" xlink:show="embed" xlink:actuate="onLoad"/></draw:frame></text:p>
      <text:p text:style-name="P1">So given f(x)=2x<text:span text:style-name="T1">6</text:span> + 13x<text:span text:style-name="T1">5</text:span> – 2x + 22, its anti-derivative is:</text:p>
      <text:p text:style-name="P1">F(x) = <draw:frame draw:style-name="fr3" draw:name="Object39" text:anchor-type="as-char" svg:width="1.828in" svg:height="0.3925in" draw:z-index="46"><draw:object xlink:href="./Object 39" xlink:type="simple" xlink:show="embed" xlink:actuate="onLoad"/><draw:image xlink:href="./ObjectReplacements/Object 39" xlink:type="simple" xlink:show="embed" xlink:actuate="onLoad"/></draw:frame></text:p>
      <text:h text:style-name="Heading_20_2" text:outline-level="2">Derivatives and integrals are inverses/Indefinite Integral</text:h>
      <text:p text:style-name="P2">Why introduce the anti-derivative? <text:s/>Because another name for the “anti-derivative” is “indefinite integral”. <text:s/>That’s right, the anti-derivative <text:span text:style-name="T4">is</text:span> an integral! <text:s/>It turns out that derivatives and integrals are inverses of each other, in the same way that multiplication and division are inverses of each other; you can use each to undo the other. <text:s/>And this fact makes it <text:span text:style-name="T4">much</text:span> easier to find integrals; the rectangle method above is really painful to do symbolically for even simple cases.</text:p>
      <text:p text:style-name="P2">You write an “indefinite integral” by omitting the “from” and “to” values, so it ends up like this:</text:p>
      <text:p text:style-name="P2"><draw:frame draw:style-name="fr3" draw:name="Object32" text:anchor-type="as-char" svg:width="3.1016in" svg:height="0.3929in" draw:z-index="14"><draw:object xlink:href="./Object 32" xlink:type="simple" xlink:show="embed" xlink:actuate="onLoad"/><draw:image xlink:href="./ObjectReplacements/Object 32" xlink:type="simple" xlink:show="embed" xlink:actuate="onLoad"/></draw:frame></text:p>
      <text:p text:style-name="P2">This is read, “the indefinite integral of f(x) with respect to x is F(x) plus a constant, if f(x) is the <text:soft-page-break/>derivative of F(x) with respect to x”.</text:p>
      <text:p text:style-name="P2">So let’s restate the polynomial rule – now we can find the anti-derivative (aka the indefinite integral) of any polynomial, simply because we can find the derivative of a polynomial:</text:p>
      <text:p text:style-name="P2"><draw:frame draw:style-name="fr3" draw:name="Object33" text:anchor-type="as-char" svg:width="5.4374in" svg:height="0.4181in" draw:z-index="15"><draw:object xlink:href="./Object 33" xlink:type="simple" xlink:show="embed" xlink:actuate="onLoad"/><draw:image xlink:href="./ObjectReplacements/Object 33" xlink:type="simple" xlink:show="embed" xlink:actuate="onLoad"/></draw:frame></text:p>
      <text:p text:style-name="P2">It’s easy in practice; just raise the exponent value by one, and divide the coefficient by that new number. <text:s/>Given ... + 12x<text:span text:style-name="T1">5</text:span> + ..., its indefinite integral will include ... + (12/6)x<text:span text:style-name="T1">6</text:span> + … = + 2x<text:span text:style-name="T1">6</text:span> + ... </text:p>
      <text:p text:style-name="P2">Here are a few examples:</text:p>
      <text:p text:style-name="P2"><draw:frame draw:style-name="fr3" draw:name="Object34" text:anchor-type="as-char" svg:width="3.5008in" svg:height="2.6063in" draw:z-index="16"><draw:object xlink:href="./Object 34" xlink:type="simple" xlink:show="embed" xlink:actuate="onLoad"/><draw:image xlink:href="./ObjectReplacements/Object 34" xlink:type="simple" xlink:show="embed" xlink:actuate="onLoad"/></draw:frame></text:p>
      <text:h text:style-name="Heading_20_2" text:outline-level="2">Finding Definite Integrals using Indefinite Integrals</text:h>
      <text:p text:style-name="P1">If F(x) is an anti-derivative (indefinite integral) of continuous function f(x), then this is always true:</text:p>
      <text:p text:style-name="P1"><draw:frame draw:style-name="fr3" draw:name="Object27" text:anchor-type="as-char" svg:width="1.7299in" svg:height="0.3146in" draw:z-index="17"><draw:object xlink:href="./Object 27" xlink:type="simple" xlink:show="embed" xlink:actuate="onLoad"/><draw:image xlink:href="./ObjectReplacements/Object 27" xlink:type="simple" xlink:show="embed" xlink:actuate="onLoad"/></draw:frame><text:span text:style-name="T17">given </text:span><text:span text:style-name="T17"><draw:frame draw:style-name="fr3" draw:name="Object41" text:anchor-type="as-char" svg:width="1.1937in" svg:height="0.2508in" draw:z-index="50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Text_20_body">An integral that goes from some x=a to x=b is called a “definite” integral; you can calculate it if you can find the function’s anti-derivative (aka indefinite integral).</text:p>
      <text:p text:style-name="Text_20_body"><text:span text:style-name="T6">Remember that if f(x)= 8x</text:span><text:span text:style-name="T2">3</text:span><text:span text:style-name="T6">, its anti-derivative F(x)=2x</text:span><text:span text:style-name="T2">4</text:span><text:span text:style-name="T6"> + C, because (2x</text:span><text:span text:style-name="T2">4</text:span><text:span text:style-name="T6"> + C)’ = 8x</text:span><text:span text:style-name="T2">3</text:span><text:span text:style-name="T6">. <text:s/>You can now use that fact to find its integral from 1 to 4 (which is the area under 8x</text:span><text:span text:style-name="T2">3</text:span><text:span text:style-name="T6"> from x=1 to x=4):</text:span></text:p>
      <text:p text:style-name="P1"><draw:frame draw:style-name="fr5" draw:name="Object28" text:anchor-type="as-char" svg:y="0in" svg:width="4.5945in" svg:height="0.3146in" draw:z-index="18"><draw:object xlink:href="./Object 28" xlink:type="simple" xlink:show="embed" xlink:actuate="onLoad"/><draw:image xlink:href="./ObjectReplacements/Object 28" xlink:type="simple" xlink:show="embed" xlink:actuate="onLoad"/></draw:frame></text:p>
      <text:p text:style-name="P1">Notice that the constant Cs cancel out; that <text:span text:style-name="T4">always</text:span> happens with definite integrals. <text:s/>So as long as you’re computing a definite (not indefinite) integral, you can drop the C’s (I’ll do that from now on).</text:p>
      <text:p text:style-name="P1">Here’s another example for calculating definite integrals; let’s say f(x)=x<text:span text:style-name="T1">5</text:span>+3. <text:s/>We can calculate its definite integral from -2 to +2 as follows:</text:p>
      <text:p text:style-name="P1"><draw:frame draw:style-name="fr5" draw:name="Object38" text:anchor-type="as-char" svg:y="0in" svg:width="6.7327in" svg:height="0.8335in" draw:z-index="47"><draw:object xlink:href="./Object 38" xlink:type="simple" xlink:show="embed" xlink:actuate="onLoad"/><draw:image xlink:href="./ObjectReplacements/Object 38" xlink:type="simple" xlink:show="embed" xlink:actuate="onLoad"/></draw:frame></text:p>
      <text:p text:style-name="P1"><text:soft-page-break/>Let’s do another example. <text:s/>If f(x)=20x<text:span text:style-name="T1">4</text:span> - 14x, then its anti-derivative F(x)= 4x<text:span text:style-name="T1">5</text:span> - 7x<text:span text:style-name="T1">2</text:span> + C. <text:s/>To find the area under f(x) from x=10 to x=12, you compute this definite integral (note that the C’s are dropped):</text:p>
      <text:p text:style-name="P1"><draw:frame draw:style-name="fr5" draw:name="Object31" text:anchor-type="as-char" svg:y="0in" svg:width="5.6126in" svg:height="0.3146in" draw:z-index="48"><draw:object xlink:href="./Object 31" xlink:type="simple" xlink:show="embed" xlink:actuate="onLoad"/><draw:image xlink:href="./ObjectReplacements/Object 31" xlink:type="simple" xlink:show="embed" xlink:actuate="onLoad"/></draw:frame></text:p>
      <text:p text:style-name="P1"/>
      <text:p text:style-name="P1">Let’s find the area of f(x) from x=2 to x=4, when f(x) = 12x<text:span text:style-name="T1">3</text:span> – 6x<text:span text:style-name="T1">2</text:span> + 7. <text:s/>First, let’s figure out the anti-derivative; per the process above, this is F(x) = 3x<text:span text:style-name="T1">4</text:span> – 2x<text:span text:style-name="T1">3</text:span> + 7x + C. <text:s/>Always double-check your anti-derivative by going the other way (in this case it’s fine). <text:s/>Now, let’s find the area from x=2 to x=4:</text:p>
      <text:p text:style-name="P1"><draw:frame draw:style-name="fr5" draw:name="Object40" text:anchor-type="as-char" svg:y="0in" svg:width="6.2874in" svg:height="0.3154in" draw:z-index="49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h text:style-name="Heading_20_2" text:outline-level="2">Integrals of sums and differences</text:h>
      <text:p text:style-name="P2">Functions that are added or subtracted can be easily integrated; the rule is basically the same as for derivatives:</text:p>
      <text:p text:style-name="P2"><draw:frame draw:style-name="fr3" draw:name="Object21" text:anchor-type="as-char" svg:width="2.8728in" svg:height="0.6374in" draw:z-index="19"><draw:object xlink:href="./Object 21" xlink:type="simple" xlink:show="embed" xlink:actuate="onLoad"/><draw:image xlink:href="./ObjectReplacements/Object 21" xlink:type="simple" xlink:show="embed" xlink:actuate="onLoad"/></draw:frame></text:p>
      <text:h text:style-name="Heading_20_2" text:outline-level="2">Real World: Negative areas and Volumes</text:h>
      <text:p text:style-name="P2">I’ve been careful to give examples where f(x)&gt;0 in the areas to be calculated. <text:s/>What happens when f(x)&lt;0? <text:s/>Well, then we end up computing “negative areas”. <text:s/>The real world, however, doesn’t have “negative areas”, so if you’re using integrals to compute “real world areas” you need to find out where f(x)&lt;0, and if it is, compensate. <text:s/>I won’t go into the details here, I just want to make you aware of this.</text:p>
      <text:p text:style-name="P2">You don’t always need to compensate; there are other reasons to compute integrals where negative values are fine. <text:s/>If you’re just given a math problem as an integral, then just compute it (and don’t worry if they are negative or not).</text:p>
      <text:p text:style-name="P2">A volume is really an “area of an area”, so integrals can help find volumes too. <text:s/>Volumes are basically “integrals of integrals”.</text:p>
      <text:h text:style-name="Heading_20_2" text:outline-level="2">There’s more</text:h>
      <text:p text:style-name="P2">There’s more, but the purpose here is to give just a brief taste, so you’ll have an idea of what Calculus is all about. <text:s/>A real course will cover important rules (such as l'Hôpital’s rule) that make it easy to handle a wide range of circumstances. <text:s/>Calculus is widely studied <text:span text:style-name="T4">because</text:span> it’s useful in an extraordinary number of circumstances. <text:s/>I hope that this introduction will give you a “leg up” if you ever take Calcul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402in" draw:rotation="0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0799in" draw:distance="0.0799in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1799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Tahoma" style:font-size-asian="14pt" style:font-name-complex="Tahoma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in" fo:margin-bottom="0.0799in" style:contextual-spacing="false" fo:text-align="center" style:justify-single-word="false" style:page-number="auto" fo:background-color="transparent" style:shadow="none">
        <style:background-image/>
      </style:paragraph-properties>
      <style:text-properties fo:font-size="16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3</text:page-number> of <text:page-count>13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b93205-6e6b3fc-7830f6d-c08ad66-1d9bf4</meta:generator>
    <meta:initial-creator>David A. Wheeler</meta:initial-creator>
    <meta:creation-date>2007-09-03T22:43:21</meta:creation-date>
    <dc:date>2013-05-07T11:25:37.92</dc:date>
    <meta:printed-by>David A. Wheeler</meta:printed-by>
    <meta:print-date>2008-04-21T18:07:17</meta:print-date>
    <meta:editing-cycles>439</meta:editing-cycles>
    <meta:editing-duration>P3DT10H4M1S</meta:editing-duration>
    <meta:document-statistic meta:table-count="2" meta:image-count="3" meta:object-count="41" meta:page-count="13" meta:paragraph-count="214" meta:word-count="4034" meta:character-count="22470" meta:non-whitespace-character-count="1844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i>lim</math:mi>
          <math:mrow>
            <math:mi>x</math:mi>
            <math:mo math:stretchy="false">→</math:mo>
            <math:mn>0</math:mn>
          </math:mrow>
        </math:munder>
        <math:mfrac>
          <math:mi>x</math:mi>
          <math:mi>x</math:mi>
        </math:mfrac>
      </math:mrow>
      <math:mo math:stretchy="false">=</math:mo>
      <math:mn>1</math:mn>
    </math:mrow>
    <math:annotation math:encoding="StarMath 5.0">lim from {x toward 0} {x over x} = 1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 math:fontstyle="italic">slope</math:mi>
      <math:mi math:fontstyle="italic">of</math:mi>
      <math:mi>f</math:mi>
      <math:mrow>
        <math:mo math:stretchy="false">(</math:mo>
        <math:mi>x</math:mi>
        <math:mo math:stretchy="false">)</math:mo>
      </math:mrow>
      <math:mi math:fontstyle="italic">at</math:mi>
      <math:mrow>
        <math:mi>x</math:mi>
        <math:mo math:stretchy="false">=</math:mo>
        <math:mi>f</math:mi>
      </math:mrow>
      <math:mi>'</math:mi>
      <math:mrow>
        <math:mrow>
          <math:mrow>
            <math:mrow>
              <math:mrow>
                <math:mo math:stretchy="false">(</math:mo>
                <math:mi>x</math:mi>
                <math:mo math:stretchy="false">)</math:mo>
              </math:mrow>
              <math:mo math:stretchy="false">=</math:mo>
              <math:mfrac>
                <math:mi math:fontstyle="italic">df</math:mi>
                <math:mi math:fontstyle="italic">dx</math:mi>
              </math:mfrac>
            </math:mrow>
            <math:mo math:stretchy="false">=</math:mo>
            <math:mfrac>
              <math:mrow>
                <math:mi math:fontstyle="italic">difference</math:mi>
                <math:mi math:fontstyle="italic">of</math:mi>
                <math:mi>y</math:mi>
              </math:mrow>
              <math:mrow>
                <math:mi math:fontstyle="italic">difference</math:mi>
                <math:mi math:fontstyle="italic">of</math:mi>
                <math:mi>x</math:mi>
              </math:mrow>
            </math:mfrac>
          </math:mrow>
          <math:mo math:stretchy="false">=</math:mo>
          <math:mrow>
            <math:munder>
              <math:mi>lim</math:mi>
              <math:mrow>
                <math:mi>h</math:mi>
                <math:mo math:stretchy="false">→</math:mo>
                <math:mn>0</math:mn>
              </math:mrow>
            </math:munder>
            <math:mfrac>
              <math:mrow>
                <math:mi>f</math:mi>
                <math:mrow>
                  <math:mrow>
                    <math:mo math:stretchy="false">(</math:mo>
                    <math:mrow>
                      <math:mi>x</math:mi>
                      <math:mo math:stretchy="false">+</math:mo>
                      <math:mi>h</math:mi>
                    </math:mrow>
                    <math:mo math:stretchy="false">)</math:mo>
                  </math:mrow>
                  <math:mo math:stretchy="false">−</math:mo>
                  <math:mi>f</math:mi>
                </math:mrow>
                <math:mrow>
                  <math:mo math:stretchy="false">(</math:mo>
                  <math:mi>x</math:mi>
                  <math:mo math:stretchy="false">)</math:mo>
                </math:mrow>
              </math:mrow>
              <math:mrow>
                <math:mrow>
                  <math:mo math:stretchy="false">(</math:mo>
                  <math:mrow>
                    <math:mi>x</math:mi>
                    <math:mo math:stretchy="false">+</math:mo>
                    <math:mi>h</math:mi>
                  </math:mrow>
                  <math:mo math:stretchy="false">)</math:mo>
                </math:mrow>
                <math:mo math:stretchy="false">−</math:mo>
                <math:mi>h</math:mi>
              </math:mrow>
            </math:mfrac>
          </math:mrow>
        </math:mrow>
        <math:mo math:stretchy="false">=</math:mo>
        <math:mrow>
          <math:munder>
            <math:mi>lim</math:mi>
            <math:mrow>
              <math:mi>h</math:mi>
              <math:mo math:stretchy="false">→</math:mo>
              <math:mn>0</math:mn>
            </math:mrow>
          </math:munder>
          <math:mfrac>
            <math:mrow>
              <math:mi>f</math:mi>
              <math:mrow>
                <math:mrow>
                  <math:mo math:stretchy="false">(</math:mo>
                  <math:mrow>
                    <math:mi>x</math:mi>
                    <math:mo math:stretchy="false">+</math:mo>
                    <math:mi>h</math:mi>
                  </math:mrow>
                  <math:mo math:stretchy="false">)</math:mo>
                </math:mrow>
                <math:mo math:stretchy="false">−</math:mo>
                <math:mi>f</math:mi>
              </math:mrow>
              <math:mrow>
                <math:mo math:stretchy="false">(</math:mo>
                <math:mi>x</math:mi>
                <math:mo math:stretchy="false">)</math:mo>
              </math:mrow>
            </math:mrow>
            <math:mi>h</math:mi>
          </math:mfrac>
        </math:mrow>
      </math:mrow>
    </math:mrow>
    <math:annotation math:encoding="StarMath 5.0">slope of f(x) at x = f'(x) = df over dx = {difference of y} over {difference of x} = lim from {h toward 0} {{f(x+h)-f(x)} over {(x+h) - h}} = lim from {h toward 0} {{f(x+h)-f(x)} over h}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 math:fontstyle="italic">slope</math:mi>
      <math:mi math:fontstyle="italic">of</math:mi>
      <math:mi>f</math:mi>
      <math:mrow>
        <math:mo math:stretchy="false">(</math:mo>
        <math:mi>x</math:mi>
        <math:mo math:stretchy="false">)</math:mo>
      </math:mrow>
      <math:mi math:fontstyle="italic">at</math:mi>
      <math:mrow>
        <math:mi>x</math:mi>
        <math:mo math:stretchy="false">=</math:mo>
        <math:mi>f</math:mi>
      </math:mrow>
      <math:mi>'</math:mi>
      <math:mrow>
        <math:mrow>
          <math:mrow>
            <math:mo math:stretchy="false">(</math:mo>
            <math:mi>x</math:mi>
            <math:mo math:stretchy="false">)</math:mo>
          </math:mrow>
          <math:mo math:stretchy="false">=</math:mo>
          <math:mfrac>
            <math:mi math:fontstyle="italic">df</math:mi>
            <math:mi math:fontstyle="italic">dx</math:mi>
          </math:mfrac>
        </math:mrow>
        <math:mo math:stretchy="false">=</math:mo>
        <math:mrow>
          <math:munder>
            <math:mi>lim</math:mi>
            <math:mrow>
              <math:mi>h</math:mi>
              <math:mo math:stretchy="false">→</math:mo>
              <math:mn>0</math:mn>
            </math:mrow>
          </math:munder>
          <math:mfrac>
            <math:mrow>
              <math:mi>f</math:mi>
              <math:mrow>
                <math:mrow>
                  <math:mo math:stretchy="false">(</math:mo>
                  <math:mrow>
                    <math:mi>x</math:mi>
                    <math:mo math:stretchy="false">+</math:mo>
                    <math:mi>h</math:mi>
                  </math:mrow>
                  <math:mo math:stretchy="false">)</math:mo>
                </math:mrow>
                <math:mo math:stretchy="false">−</math:mo>
                <math:mi>f</math:mi>
              </math:mrow>
              <math:mrow>
                <math:mo math:stretchy="false">(</math:mo>
                <math:mi>x</math:mi>
                <math:mo math:stretchy="false">)</math:mo>
              </math:mrow>
            </math:mrow>
            <math:mi>h</math:mi>
          </math:mfrac>
        </math:mrow>
      </math:mrow>
    </math:mrow>
    <math:annotation math:encoding="StarMath 5.0">slope of f(x) at x = f'(x) = df over dx = lim from {h toward 0} {{f(x+h)-f(x)} over h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frac>
              <math:mi math:fontstyle="italic">df</math:mi>
              <math:mi math:fontstyle="italic">dx</math:mi>
            </math:mfrac>
            <math:mo math:stretchy="false">=</math:mo>
            <math:mrow>
              <math:munder>
                <math:mi>lim</math:mi>
                <math:mrow>
                  <math:mi>h</math:mi>
                  <math:mo math:stretchy="false">→</math:mo>
                  <math:mn>0</math:mn>
                </math:mrow>
              </math:munder>
              <math:mfrac>
                <math:mrow>
                  <math:mn>3</math:mn>
                  <math:mrow>
                    <math:msup>
                      <math:mrow>
                        <math:mo math:stretchy="false">(</math:mo>
                        <math:mrow>
                          <math:mi>x</math:mi>
                          <math:mo math:stretchy="false">+</math:mo>
                          <math:mi>h</math:mi>
                        </math:mrow>
                        <math:mo math:stretchy="false">)</math:mo>
                      </math:mrow>
                      <math:mn>2</math:mn>
                    </math:msup>
                    <math:mo math:stretchy="false">−</math:mo>
                    <math:msup>
                      <math:mn>3x</math:mn>
                      <math:mn>2</math:mn>
                    </math:msup>
                  </math:mrow>
                </math:mrow>
                <math:mi>h</math:mi>
              </math:mfrac>
            </math:mrow>
          </math:mrow>
          <math:mo math:stretchy="false">=</math:mo>
          <math:mrow>
            <math:munder>
              <math:mi>lim</math:mi>
              <math:mrow>
                <math:mi>h</math:mi>
                <math:mo math:stretchy="false">→</math:mo>
                <math:mn>0</math:mn>
              </math:mrow>
            </math:munder>
            <math:mfrac>
              <math:mrow>
                <math:mrow>
                  <math:mrow>
                    <math:msup>
                      <math:mn>3x</math:mn>
                      <math:mn>2</math:mn>
                    </math:msup>
                    <math:mo math:stretchy="false">+</math:mo>
                    <math:mn>6xh</math:mn>
                  </math:mrow>
                  <math:mo math:stretchy="false">+</math:mo>
                  <math:msup>
                    <math:mn>3h</math:mn>
                    <math:mn>2</math:mn>
                  </math:msup>
                </math:mrow>
                <math:mo math:stretchy="false">−</math:mo>
                <math:msup>
                  <math:mn>3x</math:mn>
                  <math:mn>2</math:mn>
                </math:msup>
              </math:mrow>
              <math:mi>h</math:mi>
            </math:mfrac>
          </math:mrow>
        </math:mrow>
        <math:mo math:stretchy="false">=</math:mo>
        <math:mrow>
          <math:munder>
            <math:mi>lim</math:mi>
            <math:mrow>
              <math:mi>h</math:mi>
              <math:mo math:stretchy="false">→</math:mo>
              <math:mn>0</math:mn>
            </math:mrow>
          </math:munder>
          <math:mfrac>
            <math:mrow>
              <math:mn>6xh</math:mn>
              <math:mo math:stretchy="false">+</math:mo>
              <math:msup>
                <math:mn>3h</math:mn>
                <math:mn>2</math:mn>
              </math:msup>
            </math:mrow>
            <math:mi>h</math:mi>
          </math:mfrac>
        </math:mrow>
      </math:mrow>
      <math:mo math:stretchy="false">=</math:mo>
      <math:mrow>
        <math:munder>
          <math:mi>lim</math:mi>
          <math:mrow>
            <math:mi>h</math:mi>
            <math:mo math:stretchy="false">→</math:mo>
            <math:mn>0</math:mn>
          </math:mrow>
        </math:munder>
        <math:mfrac>
          <math:mrow>
            <math:mi>h</math:mi>
            <math:mrow>
              <math:mo math:stretchy="false">(</math:mo>
              <math:mrow>
                <math:mn>6x</math:mn>
                <math:mo math:stretchy="false">+</math:mo>
                <math:mn>3h</math:mn>
              </math:mrow>
              <math:mo math:stretchy="false">)</math:mo>
            </math:mrow>
          </math:mrow>
          <math:mi>h</math:mi>
        </math:mfrac>
      </math:mrow>
    </math:mrow>
    <math:annotation math:encoding="StarMath 5.0">df over dx = lim from {h toward 0} {{3(x+h)^2 - 3x^2} over h} = lim from {h toward 0} {{3x^2 + 6xh + 3h^2 - 3x^2} over h} = lim from {h toward 0} {{6xh + 3h^2} over h} = lim from {h toward 0} {{h(6x + 3h)} over h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text>...</math:mtext>
        <math:mo math:stretchy="false">=</math:mo>
        <math:mrow>
          <math:munder>
            <math:mi>lim</math:mi>
            <math:mrow>
              <math:mi>h</math:mi>
              <math:mo math:stretchy="false">→</math:mo>
              <math:mn>0</math:mn>
            </math:mrow>
          </math:munder>
          <math:mrow>
            <math:mo math:stretchy="false">(</math:mo>
            <math:mrow>
              <math:mn>6x</math:mn>
              <math:mo math:stretchy="false">+</math:mo>
              <math:mn>3h</math:mn>
            </math:mrow>
            <math:mo math:stretchy="false">)</math:mo>
          </math:mrow>
        </math:mrow>
      </math:mrow>
      <math:mo math:stretchy="false">=</math:mo>
      <math:mn>6x</math:mn>
    </math:mrow>
    <math:annotation math:encoding="StarMath 5.0">"..." = lim from {h toward 0} {(6x + 3h)} = 6x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frac>
      <math:mi math:fontstyle="italic">df</math:mi>
      <math:mi math:fontstyle="italic">dx</math:mi>
    </math:mfrac>
    <math:annotation math:encoding="StarMath 5.0">df over dx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i>'</math:mi>
          <math:mrow>
            <math:mrow>
              <math:mrow>
                <math:mrow>
                  <math:mo math:stretchy="false">(</math:mo>
                  <math:mi>x</math:mi>
                  <math:mo math:stretchy="false">)</math:mo>
                </math:mrow>
                <math:mo math:stretchy="false">=</math:mo>
                <math:mfrac>
                  <math:mi math:fontstyle="italic">df</math:mi>
                  <math:mi math:fontstyle="italic">dx</math:mi>
                </math:mfrac>
              </math:mrow>
              <math:mo math:stretchy="false">=</math:mo>
              <math:mrow>
                <math:munder>
                  <math:mi>lim</math:mi>
                  <math:mrow>
                    <math:mi>h</math:mi>
                    <math:mo math:stretchy="false">→</math:mo>
                    <math:mn>0</math:mn>
                  </math:mrow>
                </math:munder>
                <math:mfrac>
                  <math:mrow>
                    <math:mi>f</math:mi>
                    <math:mrow>
                      <math:mrow>
                        <math:mo math:stretchy="false">(</math:mo>
                        <math:mrow>
                          <math:mi>x</math:mi>
                          <math:mo math:stretchy="false">+</math:mo>
                          <math:mi>h</math:mi>
                        </math:mrow>
                        <math:mo math:stretchy="false">)</math:mo>
                      </math:mrow>
                      <math:mo math:stretchy="false">−</math:mo>
                      <math:mi>f</math:mi>
                    </math:mrow>
                    <math:mrow>
                      <math:mo math:stretchy="false">(</math:mo>
                      <math:mi>x</math:mi>
                      <math:mo math:stretchy="false">)</math:mo>
                    </math:mrow>
                  </math:mrow>
                  <math:mi>h</math:mi>
                </math:mfrac>
              </math:mrow>
            </math:mrow>
            <math:mo math:stretchy="false">=</math:mo>
            <math:mrow>
              <math:munder>
                <math:mi>lim</math:mi>
                <math:mrow>
                  <math:mi>h</math:mi>
                  <math:mo math:stretchy="false">→</math:mo>
                  <math:mn>0</math:mn>
                </math:mrow>
              </math:munder>
              <math:mfrac>
                <math:mrow>
                  <math:mrow>
                    <math:mo math:stretchy="false">(</math:mo>
                    <math:mrow>
                      <math:mi>a</math:mi>
                      <math:mrow>
                        <math:msup>
                          <math:mrow>
                            <math:mo math:stretchy="false">(</math:mo>
                            <math:mrow>
                              <math:mi>x</math:mi>
                              <math:mo math:stretchy="false">+</math:mo>
                              <math:mi>h</math:mi>
                            </math:mrow>
                            <math:mo math:stretchy="false">)</math:mo>
                          </math:mrow>
                          <math:mn>2</math:mn>
                        </math:msup>
                        <math:mo math:stretchy="false">+</math:mo>
                        <math:mi>b</math:mi>
                      </math:mrow>
                      <math:mrow>
                        <math:mrow>
                          <math:mo math:stretchy="false">(</math:mo>
                          <math:mrow>
                            <math:mi>x</math:mi>
                            <math:mo math:stretchy="false">+</math:mo>
                            <math:mi>h</math:mi>
                          </math:mrow>
                          <math:mo math:stretchy="false">)</math:mo>
                        </math:mrow>
                        <math:mo math:stretchy="false">+</math:mo>
                        <math:mi>c</math:mi>
                      </math:mrow>
                    </math:mrow>
                    <math:mo math:stretchy="false">)</math:mo>
                  </math:mrow>
                  <math:mo math:stretchy="false">−</math:mo>
                  <math:mrow>
                    <math:mo math:stretchy="false">(</math:mo>
                    <math:mrow>
                      <math:mrow>
                        <math:msup>
                          <math:mi math:fontstyle="italic">ax</math:mi>
                          <math:mn>2</math:mn>
                        </math:msup>
                        <math:mo math:stretchy="false">+</math:mo>
                        <math:mi math:fontstyle="italic">bx</math:mi>
                      </math:mrow>
                      <math:mo math:stretchy="false">+</math:mo>
                      <math:mi>c</math:mi>
                    </math:mrow>
                    <math:mo math:stretchy="false">)</math:mo>
                  </math:mrow>
                </math:mrow>
                <math:mi>h</math:mi>
              </math:mfrac>
            </math:mrow>
          </math:mrow>
        </math:mrow>
      </math:mtr>
      <math:mtr>
        <math:mrow>
          <math:mrow>
            <math:mrow>
              <math:mtext/>
              <math:mo math:stretchy="false">=</math:mo>
              <math:mrow>
                <math:munder>
                  <math:mi>lim</math:mi>
                  <math:mrow>
                    <math:mi>h</math:mi>
                    <math:mo math:stretchy="false">→</math:mo>
                    <math:mn>0</math:mn>
                  </math:mrow>
                </math:munder>
                <math:mfrac>
                  <math:mrow>
                    <math:mrow>
                      <math:mrow>
                        <math:mrow>
                          <math:mrow>
                            <math:mrow>
                              <math:mrow>
                                <math:mrow>
                                  <math:msup>
                                    <math:mi math:fontstyle="italic">ax</math:mi>
                                    <math:mn>2</math:mn>
                                  </math:msup>
                                  <math:mo math:stretchy="false">+</math:mo>
                                  <math:mn>2axh</math:mn>
                                </math:mrow>
                                <math:mo math:stretchy="false">+</math:mo>
                                <math:msup>
                                  <math:mi math:fontstyle="italic">ah</math:mi>
                                  <math:mn>2</math:mn>
                                </math:msup>
                              </math:mrow>
                              <math:mo math:stretchy="false">+</math:mo>
                              <math:mi math:fontstyle="italic">bx</math:mi>
                            </math:mrow>
                            <math:mo math:stretchy="false">+</math:mo>
                            <math:mi math:fontstyle="italic">bh</math:mi>
                          </math:mrow>
                          <math:mo math:stretchy="false">+</math:mo>
                          <math:mi>c</math:mi>
                        </math:mrow>
                        <math:mo math:stretchy="false">−</math:mo>
                        <math:msup>
                          <math:mi math:fontstyle="italic">ax</math:mi>
                          <math:mn>2</math:mn>
                        </math:msup>
                      </math:mrow>
                      <math:mo math:stretchy="false">−</math:mo>
                      <math:mi math:fontstyle="italic">bx</math:mi>
                    </math:mrow>
                    <math:mo math:stretchy="false">−</math:mo>
                    <math:mi>c</math:mi>
                  </math:mrow>
                  <math:mi>h</math:mi>
                </math:mfrac>
              </math:mrow>
            </math:mrow>
            <math:mo math:stretchy="false">=</math:mo>
            <math:mrow>
              <math:munder>
                <math:mi>lim</math:mi>
                <math:mrow>
                  <math:mi>h</math:mi>
                  <math:mo math:stretchy="false">→</math:mo>
                  <math:mn>0</math:mn>
                </math:mrow>
              </math:munder>
              <math:mfrac>
                <math:mrow>
                  <math:mrow>
                    <math:mn>2axh</math:mn>
                    <math:mo math:stretchy="false">+</math:mo>
                    <math:msup>
                      <math:mi math:fontstyle="italic">ah</math:mi>
                      <math:mn>2</math:mn>
                    </math:msup>
                  </math:mrow>
                  <math:mo math:stretchy="false">+</math:mo>
                  <math:mi math:fontstyle="italic">bh</math:mi>
                </math:mrow>
                <math:mi>h</math:mi>
              </math:mfrac>
            </math:mrow>
          </math:mrow>
          <math:mo math:stretchy="false">=</math:mo>
          <math:mrow>
            <math:munder>
              <math:mi>lim</math:mi>
              <math:mrow>
                <math:mi>h</math:mi>
                <math:mo math:stretchy="false">→</math:mo>
                <math:mn>0</math:mn>
              </math:mrow>
            </math:munder>
            <math:mfrac>
              <math:mrow>
                <math:mi>h</math:mi>
                <math:mrow>
                  <math:mo math:stretchy="false">(</math:mo>
                  <math:mrow>
                    <math:mrow>
                      <math:mn>2ax</math:mn>
                      <math:mo math:stretchy="false">+</math:mo>
                      <math:mi math:fontstyle="italic">ah</math:mi>
                    </math:mrow>
                    <math:mo math:stretchy="false">+</math:mo>
                    <math:mi>b</math:mi>
                  </math:mrow>
                  <math:mo math:stretchy="false">)</math:mo>
                </math:mrow>
              </math:mrow>
              <math:mi>h</math:mi>
            </math:mfrac>
          </math:mrow>
        </math:mrow>
      </math:mtr>
    </math:mtable>
    <math:annotation math:encoding="StarMath 5.0">f'(x) = df over dx = lim from {h toward 0} {{f(x+h)-f(x)} over h} =
lim from {h toward 0} {{(a(x+h)^2+b(x+h)+c)-(ax^2+bx+c)} over h} newline
"" = lim from {h toward 0} {{ax^2+2axh+ah^2+bx+bh+c-ax^2-bx-c} over h}
= lim from {h toward 0} {{2axh+ah^2+bh} over h}
= lim from {h toward 0} {{h(2ax+ah+b)} over h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 math:stretchy="false">(</math:mo>
            <math:mrow>
              <math:mi>f</math:mi>
              <math:mrow>
                <math:mrow>
                  <math:mo math:stretchy="false">(</math:mo>
                  <math:mi>x</math:mi>
                  <math:mo math:stretchy="false">)</math:mo>
                </math:mrow>
                <math:mo math:stretchy="false">+</math:mo>
                <math:mi>g</math:mi>
              </math:mrow>
              <math:mrow>
                <math:mo math:stretchy="false">(</math:mo>
                <math:mi>x</math:mi>
                <math:mo math:stretchy="false">)</math:mo>
              </math:mrow>
            </math:mrow>
            <math:mo math:stretchy="false">)</math:mo>
          </math:mrow>
          <math:mrow>
            <math:mi>'</math:mi>
            <math:mo math:stretchy="false">=</math:mo>
            <math:mi>f</math:mi>
          </math:mrow>
          <math:mi>'</math:mi>
          <math:mrow>
            <math:mrow>
              <math:mo math:stretchy="false">(</math:mo>
              <math:mi>x</math:mi>
              <math:mo math:stretchy="false">)</math:mo>
            </math:mrow>
            <math:mo math:stretchy="false">+</math:mo>
            <math:mi>g</math:mi>
          </math:mrow>
          <math:mi>'</math:mi>
          <math:mrow>
            <math:mo math:stretchy="false">(</math:mo>
            <math:mi>x</math:mi>
            <math:mo math:stretchy="false">)</math:mo>
          </math:mrow>
        </math:mrow>
      </math:mtr>
      <math:mtr>
        <math:mrow>
          <math:mrow>
            <math:mo math:stretchy="false">(</math:mo>
            <math:mrow>
              <math:mi>f</math:mi>
              <math:mrow>
                <math:mrow>
                  <math:mo math:stretchy="false">(</math:mo>
                  <math:mi>x</math:mi>
                  <math:mo math:stretchy="false">)</math:mo>
                </math:mrow>
                <math:mo math:stretchy="false">−</math:mo>
                <math:mi>g</math:mi>
              </math:mrow>
              <math:mrow>
                <math:mo math:stretchy="false">(</math:mo>
                <math:mi>x</math:mi>
                <math:mo math:stretchy="false">)</math:mo>
              </math:mrow>
            </math:mrow>
            <math:mo math:stretchy="false">)</math:mo>
          </math:mrow>
          <math:mrow>
            <math:mi>'</math:mi>
            <math:mo math:stretchy="false">=</math:mo>
            <math:mi>f</math:mi>
          </math:mrow>
          <math:mi>'</math:mi>
          <math:mrow>
            <math:mrow>
              <math:mo math:stretchy="false">(</math:mo>
              <math:mi>x</math:mi>
              <math:mo math:stretchy="false">)</math:mo>
            </math:mrow>
            <math:mo math:stretchy="false">−</math:mo>
            <math:mi>g</math:mi>
          </math:mrow>
          <math:mi>'</math:mi>
          <math:mrow>
            <math:mo math:stretchy="false">(</math:mo>
            <math:mi>x</math:mi>
            <math:mo math:stretchy="false">)</math:mo>
          </math:mrow>
        </math:mrow>
      </math:mtr>
      <math:mtr>
        <math:mrow>
          <math:mrow>
            <math:mo math:stretchy="false">(</math:mo>
            <math:mrow>
              <math:mi>f</math:mi>
              <math:mrow>
                <math:mrow>
                  <math:mo math:stretchy="false">(</math:mo>
                  <math:mi>x</math:mi>
                  <math:mo math:stretchy="false">)</math:mo>
                </math:mrow>
                <math:mo math:stretchy="false">⋅</math:mo>
                <math:mi>g</math:mi>
              </math:mrow>
              <math:mrow>
                <math:mo math:stretchy="false">(</math:mo>
                <math:mi>x</math:mi>
                <math:mo math:stretchy="false">)</math:mo>
              </math:mrow>
            </math:mrow>
            <math:mo math:stretchy="false">)</math:mo>
          </math:mrow>
          <math:mrow>
            <math:mi>'</math:mi>
            <math:mo math:stretchy="false">=</math:mo>
            <math:mi>f</math:mi>
          </math:mrow>
          <math:mi>'</math:mi>
          <math:mrow>
            <math:mrow>
              <math:mo math:stretchy="false">(</math:mo>
              <math:mi>x</math:mi>
              <math:mo math:stretchy="false">)</math:mo>
            </math:mrow>
            <math:mo math:stretchy="false">⋅</math:mo>
            <math:mi>g</math:mi>
          </math:mrow>
          <math:mrow>
            <math:mrow>
              <math:mo math:stretchy="false">(</math:mo>
              <math:mi>x</math:mi>
              <math:mo math:stretchy="false">)</math:mo>
            </math:mrow>
            <math:mo math:stretchy="false">+</math:mo>
            <math:mi>f</math:mi>
          </math:mrow>
          <math:mrow>
            <math:mrow>
              <math:mo math:stretchy="false">(</math:mo>
              <math:mi>x</math:mi>
              <math:mo math:stretchy="false">)</math:mo>
            </math:mrow>
            <math:mo math:stretchy="false">⋅</math:mo>
            <math:mi>g</math:mi>
          </math:mrow>
          <math:mi>'</math:mi>
          <math:mrow>
            <math:mo math:stretchy="false">(</math:mo>
            <math:mi>x</math:mi>
            <math:mo math:stretchy="false">)</math:mo>
          </math:mrow>
        </math:mrow>
      </math:mtr>
      <math:mtr>
        <math:mrow>
          <math:msup>
            <math:mfenced math:open="" math:close="">
              <math:mfrac>
                <math:mrow>
                  <math:mi>f</math:mi>
                  <math:mrow>
                    <math:mo math:stretchy="false">(</math:mo>
                    <math:mi>x</math:mi>
                    <math:mo math:stretchy="false">)</math:mo>
                  </math:mrow>
                </math:mrow>
                <math:mrow>
                  <math:mi>g</math:mi>
                  <math:mrow>
                    <math:mo math:stretchy="false">(</math:mo>
                    <math:mi>x</math:mi>
                    <math:mo math:stretchy="false">)</math:mo>
                  </math:mrow>
                </math:mrow>
              </math:mfrac>
            </math:mfenced>
            <math:mstyle math:fontsize="14pt">
              <math:mrow>
                <math:mi>'</math:mi>
              </math:mrow>
            </math:mstyle>
          </math:msup>
          <math:mo math:stretchy="false">=</math:mo>
          <math:mfrac>
            <math:mrow>
              <math:mo math:stretchy="false">(</math:mo>
              <math:mrow>
                <math:mi>f</math:mi>
                <math:mi>'</math:mi>
                <math:mrow>
                  <math:mo math:stretchy="false">(</math:mo>
                  <math:mi>x</math:mi>
                  <math:mo math:stretchy="false">)</math:mo>
                </math:mrow>
                <math:mi>g</math:mi>
                <math:mrow>
                  <math:mrow>
                    <math:mo math:stretchy="false">(</math:mo>
                    <math:mi>x</math:mi>
                    <math:mo math:stretchy="false">)</math:mo>
                  </math:mrow>
                  <math:mo math:stretchy="false">−</math:mo>
                  <math:mi>f</math:mi>
                </math:mrow>
                <math:mrow>
                  <math:mo math:stretchy="false">(</math:mo>
                  <math:mi>x</math:mi>
                  <math:mo math:stretchy="false">)</math:mo>
                </math:mrow>
                <math:mi>g</math:mi>
                <math:mi>'</math:mi>
                <math:mrow>
                  <math:mo math:stretchy="false">(</math:mo>
                  <math:mi>x</math:mi>
                  <math:mo math:stretchy="false">)</math:mo>
                </math:mrow>
              </math:mrow>
              <math:mo math:stretchy="false">)</math:mo>
            </math:mrow>
            <math:mrow>
              <math:msup>
                <math:mi>g</math:mi>
                <math:mn>2</math:mn>
              </math:msup>
              <math:mrow>
                <math:mo math:stretchy="false">(</math:mo>
                <math:mi>x</math:mi>
                <math:mo math:stretchy="false">)</math:mo>
              </math:mrow>
            </math:mrow>
          </math:mfrac>
        </math:mrow>
      </math:mtr>
    </math:mtable>
    <math:annotation math:encoding="StarMath 5.0">(f(x) + g(x))' = f'(x) + g'(x) newline
(f(x) - g(x))' = f'(x) - g'(x) newline
(f(x) cdot g(x))' = f'(x) cdot g(x) + f(x) cdot g'(x) newline
left ( {f(x)} over {g(x)} right ) sup size 14 ' = (f'(x)g(x) - f(x)g'(x)) over {g^2(x)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 math:stretchy="false">∫</math:mo>
          <math:mi>a</math:mi>
          <math:mi>b</math:mi>
        </math:msubsup>
        <math:mi>f</math:mi>
      </math:mrow>
      <math:mrow>
        <math:mo math:stretchy="false">(</math:mo>
        <math:mi>x</math:mi>
        <math:mo math:stretchy="false">)</math:mo>
      </math:mrow>
      <math:mi math:fontstyle="italic">dx</math:mi>
    </math:mrow>
    <math:annotation math:encoding="StarMath 5.0">int sub a sup b f(x) dx </math:annotation>
  </math:semantics>
</math:math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chart-properties chart:interpolation="cubic-spline" chart:treat-empty-cells="ignore" chart:right-angled-axes="true"/>
    </style:style>
    <style:style style:name="ch3" style:family="chart" style:data-style-name="N0">
      <style:chart-properties chart:display-label="true" chart:tick-marks-minor-inner="false" chart:tick-marks-minor-outer="true" chart:logarithmic="false" chart:minimum="0" chart:maximum="3" chart:origin="0" chart:interval-major="0.5" chart:interval-minor-divisor="2" chart:reverse-direction="false" text:line-break="false" chart:link-data-style-to-source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symbol-type="none" chart:link-data-style-to-source="false"/>
      <style:graphic-properties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97cm" svg:height="6.993cm" xlink:href="." xlink:type="simple" chart:class="chart:scatter" chart:style-name="ch1">
        <chart:plot-area chart:style-name="ch2" chart:data-source-has-labels="both" svg:x="0.179cm" svg:y="0.153cm" svg:width="7.65cm" svg:height="6.667cm">
          <chartooo:coordinate-region svg:x="0.726cm" svg:y="0.323cm" svg:width="7.027cm" svg:height="5.908cm"/>
          <chart:axis chart:dimension="x" chart:name="primary-x" chart:style-name="ch3" chartooo:axis-type="auto">
            <chart:categories table:cell-range-address="local-table.$A$2:.$A$32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C$2:.$C$32" chart:label-cell-address="local-table.$C$1" chart:class="chart:scatter">
            <chart:domain table:cell-range-address="local-table.$B$2:.$B$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.1">
                <text:p>0.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.2">
                <text:p>0.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.3">
                <text:p>0.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.4">
                <text:p>0.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.5">
                <text:p>0.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.6">
                <text:p>0.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.7">
                <text:p>0.7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.8">
                <text:p>0.8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.9">
                <text:p>0.9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1.1">
                <text:p>1.1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.2">
                <text:p>1.2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1.3">
                <text:p>1.3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.4">
                <text:p>1.4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.5">
                <text:p>1.5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.6">
                <text:p>1.6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.7">
                <text:p>1.7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.8">
                <text:p>1.8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.9">
                <text:p>1.9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2.1">
                <text:p>2.1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2.2">
                <text:p>2.2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2.3">
                <text:p>2.3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2.4">
                <text:p>2.4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2.5">
                <text:p>2.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2.6">
                <text:p>2.6</text:p>
              </table:table-cell>
              <table:table-cell office:value-type="float" office:value="7.76000000000001">
                <text:p>7.76000000000001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2.7">
                <text:p>2.7</text:p>
              </table:table-cell>
              <table:table-cell office:value-type="float" office:value="8.29000000000001">
                <text:p>8.29000000000001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2.8">
                <text:p>2.8</text:p>
              </table:table-cell>
              <table:table-cell office:value-type="float" office:value="8.84000000000001">
                <text:p>8.84000000000001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2.9">
                <text:p>2.9</text:p>
              </table:table-cell>
              <table:table-cell office:value-type="float" office:value="9.41000000000001">
                <text:p>9.41000000000001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5b93205-6e6b3fc-7830f6d-c08ad66-1d9bf4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under>
            <math:mi>lim</math:mi>
            <math:mrow>
              <math:mi>k</math:mi>
              <math:mo math:stretchy="false">→</math:mo>
              <math:mn>0</math:mn>
            </math:mrow>
          </math:munder>
          <math:mfenced math:open="" math:close="">
            <math:mrow>
              <math:mfenced math:open="" math:close="">
                <math:mrow>
                  <math:mrow>
                    <math:munderover>
                      <math:mo math:stretchy="false">∑</math:mo>
                      <math:mrow>
                        <math:mi>x</math:mi>
                        <math:mo math:stretchy="false">=</math:mo>
                        <math:mi>a</math:mi>
                      </math:mrow>
                      <math:mi>b</math:mi>
                    </math:munderover>
                    <math:mi>f</math:mi>
                  </math:mrow>
                  <math:mrow>
                    <math:mo math:stretchy="false">(</math:mo>
                    <math:mi>x</math:mi>
                    <math:mo math:stretchy="false">)</math:mo>
                  </math:mrow>
                </math:mrow>
              </math:mfenced>
              <math:mo math:stretchy="false">⋅</math:mo>
              <math:mi>k</math:mi>
            </math:mrow>
          </math:mfenced>
        </math:mrow>
        <math:mo math:stretchy="false">=</math:mo>
        <math:mrow>
          <math:msubsup>
            <math:mo math:stretchy="false">∫</math:mo>
            <math:mi>a</math:mi>
            <math:mi>b</math:mi>
          </math:msubsup>
          <math:mi>f</math:mi>
        </math:mrow>
      </math:mrow>
      <math:mrow>
        <math:mo math:stretchy="false">(</math:mo>
        <math:mi>x</math:mi>
        <math:mo math:stretchy="false">)</math:mo>
      </math:mrow>
      <math:mi math:fontstyle="italic">dx</math:mi>
    </math:mrow>
    <math:annotation math:encoding="StarMath 5.0">lim from {k toward 0} left ( left ( sum from x=a to b f(x) right ) cdot k right ) = int sub a sup b f(x) dx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i>lim</math:mi>
          <math:mrow>
            <math:mi>x</math:mi>
            <math:mo math:stretchy="false">→</math:mo>
            <math:mi>c</math:mi>
          </math:mrow>
        </math:munder>
        <math:mrow>
          <math:mi>f</math:mi>
          <math:mrow>
            <math:mo math:stretchy="false">(</math:mo>
            <math:mi>x</math:mi>
            <math:mo math:stretchy="false">)</math:mo>
          </math:mrow>
        </math:mrow>
      </math:mrow>
      <math:mo math:stretchy="false">=</math:mo>
      <math:mi>L</math:mi>
    </math:mrow>
    <math:annotation math:encoding="StarMath 5.0">lim from {x toward c} {f(x)} = L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text>Approximate area</math:mtext>
        <math:mo math:stretchy="false">=</math:mo>
        <math:mrow>
          <math:mrow>
            <math:munderover>
              <math:mo math:stretchy="false">∑</math:mo>
              <math:mrow>
                <math:mi>x</math:mi>
                <math:mo math:stretchy="false">=</math:mo>
                <math:mi>a</math:mi>
              </math:mrow>
              <math:mi>b</math:mi>
            </math:munderover>
            <math:mi>k</math:mi>
          </math:mrow>
          <math:mo math:stretchy="false">⋅</math:mo>
          <math:mi>f</math:mi>
        </math:mrow>
      </math:mrow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fenced math:open="" math:close="">
            <math:mrow>
              <math:mrow>
                <math:munderover>
                  <math:mo math:stretchy="false">∑</math:mo>
                  <math:mrow>
                    <math:mi>x</math:mi>
                    <math:mo math:stretchy="false">=</math:mo>
                    <math:mi>a</math:mi>
                  </math:mrow>
                  <math:mi>b</math:mi>
                </math:munderover>
                <math:mi>f</math:mi>
              </math:mrow>
              <math:mrow>
                <math:mo math:stretchy="false">(</math:mo>
                <math:mi>x</math:mi>
                <math:mo math:stretchy="false">)</math:mo>
              </math:mrow>
            </math:mrow>
          </math:mfenced>
          <math:mo math:stretchy="false">⋅</math:mo>
          <math:mi>k</math:mi>
        </math:mrow>
      </math:mrow>
    </math:mrow>
    <math:annotation math:encoding="StarMath 5.0">"Approximate area" = sum from x=a to b k cdot f(x) = left ( sum from x=a to b f(x) right ) cdot k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sup>
              <math:mo math:stretchy="false">∫</math:mo>
              <math:mi>a</math:mi>
              <math:mi>b</math:mi>
            </math:msubsup>
            <math:mi>f</math:mi>
          </math:mrow>
          <math:mrow>
            <math:mrow>
              <math:mo math:stretchy="false">(</math:mo>
              <math:mi>x</math:mi>
              <math:mo math:stretchy="false">)</math:mo>
            </math:mrow>
            <math:mo math:stretchy="false">+</math:mo>
            <math:mi>g</math:mi>
          </math:mrow>
          <math:mrow>
            <math:mo math:stretchy="false">(</math:mo>
            <math:mi>x</math:mi>
            <math:mo math:stretchy="false">)</math:mo>
          </math:mrow>
          <math:mrow>
            <math:mi math:fontstyle="italic">dx</math:mi>
            <math:mo math:stretchy="false">=</math:mo>
            <math:mrow>
              <math:msubsup>
                <math:mo math:stretchy="false">∫</math:mo>
                <math:mi>a</math:mi>
                <math:mi>b</math:mi>
              </math:msubsup>
              <math:mi>f</math:mi>
            </math:mrow>
          </math:mrow>
          <math:mrow>
            <math:mo math:stretchy="false">(</math:mo>
            <math:mi>x</math:mi>
            <math:mo math:stretchy="false">)</math:mo>
          </math:mrow>
          <math:mrow>
            <math:mi math:fontstyle="italic">dx</math:mi>
            <math:mo math:stretchy="false">+</math:mo>
            <math:mrow>
              <math:msubsup>
                <math:mo math:stretchy="false">∫</math:mo>
                <math:mi>a</math:mi>
                <math:mi>b</math:mi>
              </math:msubsup>
              <math:mi>g</math:mi>
            </math:mrow>
          </math:mrow>
          <math:mrow>
            <math:mo math:stretchy="false">(</math:mo>
            <math:mi>x</math:mi>
            <math:mo math:stretchy="false">)</math:mo>
          </math:mrow>
          <math:mi math:fontstyle="italic">dx</math:mi>
        </math:mrow>
      </math:mtr>
      <math:mtr>
        <math:mrow>
          <math:mrow>
            <math:msubsup>
              <math:mo math:stretchy="false">∫</math:mo>
              <math:mi>a</math:mi>
              <math:mi>b</math:mi>
            </math:msubsup>
            <math:mi>f</math:mi>
          </math:mrow>
          <math:mrow>
            <math:mrow>
              <math:mo math:stretchy="false">(</math:mo>
              <math:mi>x</math:mi>
              <math:mo math:stretchy="false">)</math:mo>
            </math:mrow>
            <math:mo math:stretchy="false">−</math:mo>
            <math:mi>g</math:mi>
          </math:mrow>
          <math:mrow>
            <math:mo math:stretchy="false">(</math:mo>
            <math:mi>x</math:mi>
            <math:mo math:stretchy="false">)</math:mo>
          </math:mrow>
          <math:mrow>
            <math:mi math:fontstyle="italic">dx</math:mi>
            <math:mo math:stretchy="false">=</math:mo>
            <math:mrow>
              <math:msubsup>
                <math:mo math:stretchy="false">∫</math:mo>
                <math:mi>a</math:mi>
                <math:mi>b</math:mi>
              </math:msubsup>
              <math:mi>f</math:mi>
            </math:mrow>
          </math:mrow>
          <math:mrow>
            <math:mo math:stretchy="false">(</math:mo>
            <math:mi>x</math:mi>
            <math:mo math:stretchy="false">)</math:mo>
          </math:mrow>
          <math:mrow>
            <math:mi math:fontstyle="italic">dx</math:mi>
            <math:mo math:stretchy="false">−</math:mo>
            <math:mrow>
              <math:msubsup>
                <math:mo math:stretchy="false">∫</math:mo>
                <math:mi>a</math:mi>
                <math:mi>b</math:mi>
              </math:msubsup>
              <math:mi>g</math:mi>
            </math:mrow>
          </math:mrow>
          <math:mrow>
            <math:mo math:stretchy="false">(</math:mo>
            <math:mi>x</math:mi>
            <math:mo math:stretchy="false">)</math:mo>
          </math:mrow>
          <math:mi math:fontstyle="italic">dx</math:mi>
        </math:mrow>
      </math:mtr>
    </math:mtable>
    <math:annotation math:encoding="StarMath 5.0">int sub a sup b f(x) + g(x) dx = int sub a sup b f(x) dx + int sub a sup b g(x) dx newline
int sub a sup b f(x) - g(x) dx = int sub a sup b f(x) dx - int sub a sup b g(x) dx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fenced math:open="" math:close="">
              <math:mfrac>
                <math:mn>3</math:mn>
                <math:mi>x</math:mi>
              </math:mfrac>
            </math:mfenced>
            <math:mstyle math:fontsize="14pt">
              <math:mrow>
                <math:mi>'</math:mi>
              </math:mrow>
            </math:mstyle>
          </math:msup>
          <math:mo math:stretchy="false">=</math:mo>
          <math:mfrac>
            <math:mrow>
              <math:mrow>
                <math:mo math:stretchy="false">(</math:mo>
                <math:mn>3</math:mn>
                <math:mo math:stretchy="false">)</math:mo>
              </math:mrow>
              <math:mi>'</math:mi>
              <math:mrow>
                <math:mrow>
                  <math:mo math:stretchy="false">(</math:mo>
                  <math:mi>x</math:mi>
                  <math:mo math:stretchy="false">)</math:mo>
                </math:mrow>
                <math:mo math:stretchy="false">−</math:mo>
                <math:mrow>
                  <math:mo math:stretchy="false">(</math:mo>
                  <math:mn>3</math:mn>
                  <math:mo math:stretchy="false">)</math:mo>
                </math:mrow>
              </math:mrow>
              <math:mrow>
                <math:mo math:stretchy="false">(</math:mo>
                <math:mi>x</math:mi>
                <math:mo math:stretchy="false">)</math:mo>
              </math:mrow>
              <math:mi>'</math:mi>
            </math:mrow>
            <math:msup>
              <math:mrow>
                <math:mo math:stretchy="false">(</math:mo>
                <math:mi>x</math:mi>
                <math:mo math:stretchy="false">)</math:mo>
              </math:mrow>
              <math:mn>2</math:mn>
            </math:msup>
          </math:mfrac>
        </math:mrow>
        <math:mo math:stretchy="false">=</math:mo>
        <math:mfrac>
          <math:mrow>
            <math:mn>0</math:mn>
            <math:mrow>
              <math:mrow>
                <math:mo math:stretchy="false">(</math:mo>
                <math:mi>x</math:mi>
                <math:mo math:stretchy="false">)</math:mo>
              </math:mrow>
              <math:mo math:stretchy="false">−</math:mo>
              <math:mrow>
                <math:mo math:stretchy="false">(</math:mo>
                <math:mn>3</math:mn>
                <math:mo math:stretchy="false">)</math:mo>
              </math:mrow>
            </math:mrow>
            <math:mrow>
              <math:mo math:stretchy="false">(</math:mo>
              <math:mn>1</math:mn>
              <math:mo math:stretchy="false">)</math:mo>
            </math:mrow>
          </math:mrow>
          <math:msup>
            <math:mi>x</math:mi>
            <math:mn>2</math:mn>
          </math:msup>
        </math:mfrac>
      </math:mrow>
      <math:mo math:stretchy="false">=</math:mo>
      <math:mfrac>
        <math:mrow>
          <math:mo math:stretchy="false">−</math:mo>
          <math:mn>3</math:mn>
        </math:mrow>
        <math:msup>
          <math:mi>x</math:mi>
          <math:mn>2</math:mn>
        </math:msup>
      </math:mfrac>
    </math:mrow>
    <math:annotation math:encoding="StarMath 5.0">left ( 3 over x right ) sup size 14 ' = {(3)'(x) - (3)(x)'} over (x)^2 = {0(x) - (3)(1)} over x^2 = {-3} over {x^2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i math:fontstyle="italic">if</math:mi>
      <math:mi>h</math:mi>
      <math:mrow>
        <math:mrow>
          <math:mo math:stretchy="false">(</math:mo>
          <math:mi>x</math:mi>
          <math:mo math:stretchy="false">)</math:mo>
        </math:mrow>
        <math:mo math:stretchy="false">=</math:mo>
        <math:mi>f</math:mi>
      </math:mrow>
      <math:mrow>
        <math:mo math:stretchy="false">(</math:mo>
        <math:mrow>
          <math:mi>g</math:mi>
          <math:mrow>
            <math:mo math:stretchy="false">(</math:mo>
            <math:mi>x</math:mi>
            <math:mo math:stretchy="false">)</math:mo>
          </math:mrow>
        </math:mrow>
        <math:mo math:stretchy="false">)</math:mo>
      </math:mrow>
      <math:mi>,</math:mi>
      <math:mi math:fontstyle="italic">then</math:mi>
      <math:mi>h</math:mi>
      <math:mi>'</math:mi>
      <math:mrow>
        <math:mrow>
          <math:mo math:stretchy="false">(</math:mo>
          <math:mi>x</math:mi>
          <math:mo math:stretchy="false">)</math:mo>
        </math:mrow>
        <math:mo math:stretchy="false">=</math:mo>
        <math:mi>f</math:mi>
      </math:mrow>
      <math:mi>'</math:mi>
      <math:mrow>
        <math:mrow>
          <math:mo math:stretchy="false">(</math:mo>
          <math:mrow>
            <math:mi>g</math:mi>
            <math:mrow>
              <math:mo math:stretchy="false">(</math:mo>
              <math:mi>x</math:mi>
              <math:mo math:stretchy="false">)</math:mo>
            </math:mrow>
          </math:mrow>
          <math:mo math:stretchy="false">)</math:mo>
        </math:mrow>
        <math:mo math:stretchy="false">⋅</math:mo>
        <math:mi>g</math:mi>
      </math:mrow>
      <math:mi>'</math:mi>
      <math:mrow>
        <math:mo math:stretchy="false">(</math:mo>
        <math:mi>x</math:mi>
        <math:mo math:stretchy="false">)</math:mo>
      </math:mrow>
    </math:mrow>
    <math:annotation math:encoding="StarMath 5.0">if h(x) = f(g(x)), then h'(x) = f'(g(x)) cdot g'(x)
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i>h</math:mi>
      <math:mi>'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o math:stretchy="false">(</math:mo>
          <math:msup>
            <math:mrow>
              <math:mo math:stretchy="false">(</math:mo>
              <math:mrow>
                <math:msup>
                  <math:mi>x</math:mi>
                  <math:mn>3</math:mn>
                </math:msup>
                <math:mo math:stretchy="false">+</math:mo>
                <math:mn>2</math:mn>
              </math:mrow>
              <math:mo math:stretchy="false">)</math:mo>
            </math:mrow>
            <math:mn>50</math:mn>
          </math:msup>
          <math:mo math:stretchy="false">)</math:mo>
        </math:mrow>
      </math:mrow>
      <math:mrow>
        <math:mi>'</math:mi>
        <math:mo math:stretchy="false">=</math:mo>
        <math:mi>f</math:mi>
      </math:mrow>
      <math:mi>'</math:mi>
      <math:mrow>
        <math:mrow>
          <math:mo math:stretchy="false">(</math:mo>
          <math:mrow>
            <math:mi>g</math:mi>
            <math:mrow>
              <math:mo math:stretchy="false">(</math:mo>
              <math:mi>x</math:mi>
              <math:mo math:stretchy="false">)</math:mo>
            </math:mrow>
          </math:mrow>
          <math:mo math:stretchy="false">)</math:mo>
        </math:mrow>
        <math:mo math:stretchy="false">⋅</math:mo>
        <math:mi>g</math:mi>
      </math:mrow>
      <math:mi>'</math:mi>
      <math:mrow>
        <math:mrow>
          <math:mo math:stretchy="false">(</math:mo>
          <math:mi>x</math:mi>
          <math:mo math:stretchy="false">)</math:mo>
        </math:mrow>
        <math:mo math:stretchy="false">=</math:mo>
        <math:mn>50</math:mn>
      </math:mrow>
      <math:mi>g</math:mi>
      <math:mrow>
        <math:mrow>
          <math:msup>
            <math:mrow>
              <math:mo math:stretchy="false">(</math:mo>
              <math:mi>x</math:mi>
              <math:mo math:stretchy="false">)</math:mo>
            </math:mrow>
            <math:mn>49</math:mn>
          </math:msup>
          <math:mo math:stretchy="false">⋅</math:mo>
          <math:msup>
            <math:mn>3x</math:mn>
            <math:mn>2</math:mn>
          </math:msup>
        </math:mrow>
        <math:mo math:stretchy="false">=</math:mo>
        <math:mn>50</math:mn>
      </math:mrow>
      <math:mrow>
        <math:mrow>
          <math:msup>
            <math:mrow>
              <math:mo math:stretchy="false">(</math:mo>
              <math:mrow>
                <math:msup>
                  <math:mi>x</math:mi>
                  <math:mn>3</math:mn>
                </math:msup>
                <math:mo math:stretchy="false">+</math:mo>
                <math:mn>2</math:mn>
              </math:mrow>
              <math:mo math:stretchy="false">)</math:mo>
            </math:mrow>
            <math:mn>49</math:mn>
          </math:msup>
          <math:mo math:stretchy="false">⋅</math:mo>
          <math:msup>
            <math:mn>3x</math:mn>
            <math:mn>2</math:mn>
          </math:msup>
        </math:mrow>
        <math:mo math:stretchy="false">=</math:mo>
        <math:mn>150</math:mn>
      </math:mrow>
      <math:msup>
        <math:mi>x</math:mi>
        <math:mn>2</math:mn>
      </math:msup>
      <math:msup>
        <math:mrow>
          <math:mo math:stretchy="false">(</math:mo>
          <math:mrow>
            <math:msup>
              <math:mi>x</math:mi>
              <math:mn>3</math:mn>
            </math:msup>
            <math:mo math:stretchy="false">+</math:mo>
            <math:mn>2</math:mn>
          </math:mrow>
          <math:mo math:stretchy="false">)</math:mo>
        </math:mrow>
        <math:mn>49</math:mn>
      </math:msup>
    </math:mrow>
    <math:annotation math:encoding="StarMath 5.0">h'(x) = ((x^3 + 2)^50)' = f'(g(x)) cdot g'(x) = 
50 g(x)^49 cdot 3x^2 = 50 (x^3 + 2)^49 cdot 3x^2 = 150 x^2 (x^3 + 2)^49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frac>
            <math:mi>d</math:mi>
            <math:mi math:fontstyle="italic">dx</math:mi>
          </math:mfrac>
          <math:mrow>
            <math:mrow>
              <math:mo math:stretchy="false">(</math:mo>
              <math:mrow>
                <math:mi>sin</math:mi>
                <math:mi>x</math:mi>
              </math:mrow>
              <math:mo math:stretchy="false">)</math:mo>
            </math:mrow>
            <math:mo math:stretchy="false">=</math:mo>
            <math:mi>cos</math:mi>
          </math:mrow>
          <math:mi>x</math:mi>
        </math:mrow>
      </math:mtr>
      <math:mtr>
        <math:mrow>
          <math:mfrac>
            <math:mi>d</math:mi>
            <math:mi math:fontstyle="italic">dx</math:mi>
          </math:mfrac>
          <math:mrow>
            <math:mrow>
              <math:mo math:stretchy="false">(</math:mo>
              <math:mrow>
                <math:mi>cos</math:mi>
                <math:mi>x</math:mi>
              </math:mrow>
              <math:mo math:stretchy="false">)</math:mo>
            </math:mrow>
            <math:mo math:stretchy="false">=</math:mo>
            <math:mrow>
              <math:mo math:stretchy="false">−</math:mo>
              <math:mi>sin</math:mi>
            </math:mrow>
          </math:mrow>
          <math:mi>x</math:mi>
        </math:mrow>
      </math:mtr>
    </math:mtable>
    <math:annotation math:encoding="StarMath 5.0">d over dx (sin x) = cos x newline
d over dx (cos x) = - sin x
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>h</math:mi>
      <math:mi>'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o math:stretchy="false">(</math:mo>
          <math:mrow>
            <math:mi>sin</math:mi>
            <math:mrow>
              <math:mo math:stretchy="false">(</math:mo>
              <math:mrow>
                <math:mn>2</math:mn>
                <math:msup>
                  <math:mi>x</math:mi>
                  <math:mn>5</math:mn>
                </math:msup>
              </math:mrow>
              <math:mo math:stretchy="false">)</math:mo>
            </math:mrow>
          </math:mrow>
          <math:mo math:stretchy="false">)</math:mo>
        </math:mrow>
      </math:mrow>
      <math:mrow>
        <math:mi>'</math:mi>
        <math:mo math:stretchy="false">=</math:mo>
        <math:mi>f</math:mi>
      </math:mrow>
      <math:mi>'</math:mi>
      <math:mrow>
        <math:mrow>
          <math:mo math:stretchy="false">(</math:mo>
          <math:mrow>
            <math:mi>g</math:mi>
            <math:mrow>
              <math:mo math:stretchy="false">(</math:mo>
              <math:mi>x</math:mi>
              <math:mo math:stretchy="false">)</math:mo>
            </math:mrow>
          </math:mrow>
          <math:mo math:stretchy="false">)</math:mo>
        </math:mrow>
        <math:mo math:stretchy="false">⋅</math:mo>
        <math:mi>g</math:mi>
      </math:mrow>
      <math:mi>'</math:mi>
      <math:mrow>
        <math:mrow>
          <math:mo math:stretchy="false">(</math:mo>
          <math:mi>x</math:mi>
          <math:mo math:stretchy="false">)</math:mo>
        </math:mrow>
        <math:mo math:stretchy="false">=</math:mo>
        <math:mi>cos</math:mi>
      </math:mrow>
      <math:mrow>
        <math:mrow>
          <math:mo math:stretchy="false">(</math:mo>
          <math:mrow>
            <math:mi>g</math:mi>
            <math:mrow>
              <math:mo math:stretchy="false">(</math:mo>
              <math:mi>x</math:mi>
              <math:mo math:stretchy="false">)</math:mo>
            </math:mrow>
          </math:mrow>
          <math:mo math:stretchy="false">)</math:mo>
        </math:mrow>
        <math:mo math:stretchy="false">⋅</math:mo>
        <math:mn>10</math:mn>
      </math:mrow>
      <math:mrow>
        <math:msup>
          <math:mi>x</math:mi>
          <math:mn>4</math:mn>
        </math:msup>
        <math:mo math:stretchy="false">=</math:mo>
        <math:mi>cos</math:mi>
      </math:mrow>
      <math:mrow>
        <math:mo math:stretchy="false">(</math:mo>
        <math:mrow>
          <math:mn>2</math:mn>
          <math:msup>
            <math:mi>x</math:mi>
            <math:mn>5</math:mn>
          </math:msup>
        </math:mrow>
        <math:mo math:stretchy="false">)</math:mo>
      </math:mrow>
      <math:mover math:accent="true">
        <math:mn>10</math:mn>
        <math:mo math:stretchy="false">˙</math:mo>
      </math:mover>
      <math:mrow>
        <math:msup>
          <math:mi>x</math:mi>
          <math:mn>4</math:mn>
        </math:msup>
        <math:mo math:stretchy="false">=</math:mo>
        <math:mn>10</math:mn>
      </math:mrow>
      <math:msup>
        <math:mi>x</math:mi>
        <math:mn>4</math:mn>
      </math:msup>
      <math:mi>cos</math:mi>
      <math:mrow>
        <math:mo math:stretchy="false">(</math:mo>
        <math:mrow>
          <math:mn>2</math:mn>
          <math:msup>
            <math:mi>x</math:mi>
            <math:mn>5</math:mn>
          </math:msup>
        </math:mrow>
        <math:mo math:stretchy="false">)</math:mo>
      </math:mrow>
    </math:mrow>
    <math:annotation math:encoding="StarMath 5.0">h'(x) = ( sin (2 x^5)  )' = f'(g(x)) cdot g'(x) = 
cos(g(x)) cdot 10 x^4 = cos(2 x^5) dot 10 x^4 =
10 x^4 cos(2 x^5)

</math:annotation>
  </math:semantics>
</math:math>
</file>

<file path=Object 27/content.xml><?xml version="1.0" encoding="utf-8"?>
<math xmlns="http://www.w3.org/1998/Math/MathML">
  <semantics>
    <mrow>
      <mrow>
        <msubsup>
          <mo stretchy="false">∫</mo>
          <mi>a</mi>
          <mi>b</mi>
        </msubsup>
        <mi>f</mi>
      </mrow>
      <mrow>
        <mo stretchy="false">(</mo>
        <mrow>
          <mi>x</mi>
        </mrow>
        <mo stretchy="false">)</mo>
      </mrow>
      <mrow>
        <mi mathvariant="italic">dx</mi>
        <mo stretchy="false">=</mo>
        <mi>F</mi>
      </mrow>
      <mrow>
        <mrow>
          <mo stretchy="false">(</mo>
          <mrow>
            <mi>b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int sub a sup b f(x) dx = F(b) - F(a)</annotation>
  </semantics>
</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 math:stretchy="false">∫</math:mo>
          <math:mn>1</math:mn>
          <math:mn>4</math:mn>
        </math:msubsup>
        <math:msup>
          <math:mn>8x</math:mn>
          <math:mn>3</math:mn>
        </math:msup>
      </math:mrow>
      <math:mrow>
        <math:mi math:fontstyle="italic">dx</math:mi>
        <math:mo math:stretchy="false">=</math:mo>
        <math:mi>F</math:mi>
      </math:mrow>
      <math:mrow>
        <math:mrow>
          <math:mo math:stretchy="false">(</math:mo>
          <math:mn>4</math:mn>
          <math:mo math:stretchy="false">)</math:mo>
        </math:mrow>
        <math:mo math:stretchy="false">−</math:mo>
        <math:mi>F</math:mi>
      </math:mrow>
      <math:mrow>
        <math:mrow>
          <math:mrow>
            <math:mo math:stretchy="false">(</math:mo>
            <math:mn>1</math:mn>
            <math:mo math:stretchy="false">)</math:mo>
          </math:mrow>
          <math:mo math:stretchy="false">=</math:mo>
          <math:mrow>
            <math:mrow>
              <math:mo math:stretchy="false">(</math:mo>
              <math:mrow>
                <math:mn>2</math:mn>
                <math:mrow>
                  <math:msup>
                    <math:mrow>
                      <math:mo math:stretchy="false">(</math:mo>
                      <math:mn>4</math:mn>
                      <math:mo math:stretchy="false">)</math:mo>
                    </math:mrow>
                    <math:mn>4</math:mn>
                  </math:msup>
                  <math:mo math:stretchy="false">+</math:mo>
                  <math:mi>C</math:mi>
                </math:mrow>
              </math:mrow>
              <math:mo math:stretchy="false">)</math:mo>
            </math:mrow>
            <math:mo math:stretchy="false">−</math:mo>
            <math:mrow>
              <math:mo math:stretchy="false">(</math:mo>
              <math:mrow>
                <math:mn>2</math:mn>
                <math:mrow>
                  <math:msup>
                    <math:mrow>
                      <math:mo math:stretchy="false">(</math:mo>
                      <math:mn>1</math:mn>
                      <math:mo math:stretchy="false">)</math:mo>
                    </math:mrow>
                    <math:mn>4</math:mn>
                  </math:msup>
                  <math:mo math:stretchy="false">+</math:mo>
                  <math:mi>C</math:mi>
                </math:mrow>
              </math:mrow>
              <math:mo math:stretchy="false">)</math:mo>
            </math:mrow>
          </math:mrow>
        </math:mrow>
        <math:mo math:stretchy="false">=</math:mo>
        <math:mn>2</math:mn>
      </math:mrow>
      <math:mrow>
        <math:mrow>
          <math:mrow>
            <math:mo math:stretchy="false">(</math:mo>
            <math:mn>256</math:mn>
            <math:mo math:stretchy="false">)</math:mo>
          </math:mrow>
          <math:mo math:stretchy="false">−</math:mo>
          <math:mn>2</math:mn>
        </math:mrow>
        <math:mo math:stretchy="false">=</math:mo>
        <math:mn>510</math:mn>
      </math:mrow>
    </math:mrow>
    <math:annotation math:encoding="StarMath 5.0">int sub 1 sup 4 8x^3 dx = F(4) - F(1) = (2(4)^4 + C) - (2(1)^4 + C) = 2(256) - 2 = 510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sub>
          <math:mi>a</math:mi>
          <math:mi>n</math:mi>
        </math:msub>
      </math:mrow>
      <math:mrow>
        <math:msup>
          <math:mi>x</math:mi>
          <math:mi>n</math:mi>
        </math:msup>
        <math:mo math:stretchy="false">+</math:mo>
        <math:msub>
          <math:mi>a</math:mi>
          <math:mrow>
            <math:mi>n</math:mi>
            <math:mo math:stretchy="false">−</math:mo>
            <math:mn>1</math:mn>
          </math:mrow>
        </math:msub>
      </math:mrow>
      <math:mrow>
        <math:mrow>
          <math:msup>
            <math:mi>x</math:mi>
            <math:mrow>
              <math:mi>n</math:mi>
              <math:mo math:stretchy="false">−</math:mo>
              <math:mn>1</math:mn>
            </math:mrow>
          </math:msup>
          <math:mo math:stretchy="false">+</math:mo>
          <math:mn>...</math:mn>
        </math:mrow>
        <math:mo math:stretchy="false">+</math:mo>
        <math:msub>
          <math:mi>a</math:mi>
          <math:mn>1</math:mn>
        </math:msub>
      </math:mrow>
      <math:mrow>
        <math:msup>
          <math:mi>x</math:mi>
          <math:mn>1</math:mn>
        </math:msup>
        <math:mo math:stretchy="false">+</math:mo>
        <math:msub>
          <math:mi>a</math:mi>
          <math:mn>0</math:mn>
        </math:msub>
      </math:mrow>
    </math:mrow>
    <math:annotation math:encoding="StarMath 5.0">f(x) = a_n x^n + a_{n-1} x^{n-1} + ... + a_1 x^1 + a_0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frac>
          <math:mrow>
            <math:mi>x</math:mi>
            <math:mo math:stretchy="false">−</math:mo>
            <math:mn>1</math:mn>
          </math:mrow>
          <math:mrow>
            <math:msqrt>
              <math:mi>x</math:mi>
            </math:msqrt>
            <math:mo math:stretchy="false">−</math:mo>
            <math:mn>1</math:mn>
          </math:mrow>
        </math:mfrac>
      </math:mrow>
    </math:mrow>
    <math:annotation math:encoding="StarMath 5.0">f(x) = {x-1} over {sqrt{x} - 1}
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frac>
          <math:msub>
            <math:mi>a</math:mi>
            <math:mi>n</math:mi>
          </math:msub>
          <math:mrow>
            <math:mi>n</math:mi>
            <math:mo math:stretchy="false">+</math:mo>
            <math:mn>1</math:mn>
          </math:mrow>
        </math:mfrac>
      </math:mrow>
      <math:mrow>
        <math:msup>
          <math:mi>x</math:mi>
          <math:mrow>
            <math:mi>n</math:mi>
            <math:mo math:stretchy="false">+</math:mo>
            <math:mn>1</math:mn>
          </math:mrow>
        </math:msup>
        <math:mo math:stretchy="false">+</math:mo>
        <math:mfrac>
          <math:msub>
            <math:mi>a</math:mi>
            <math:mrow>
              <math:mi>n</math:mi>
              <math:mo math:stretchy="false">−</math:mo>
              <math:mn>1</math:mn>
            </math:mrow>
          </math:msub>
          <math:mi>n</math:mi>
        </math:mfrac>
      </math:mrow>
      <math:mrow>
        <math:mrow>
          <math:msup>
            <math:mi>x</math:mi>
            <math:mi>n</math:mi>
          </math:msup>
          <math:mo math:stretchy="false">+</math:mo>
          <math:mn>...</math:mn>
        </math:mrow>
        <math:mo math:stretchy="false">+</math:mo>
        <math:mfrac>
          <math:msub>
            <math:mi>a</math:mi>
            <math:mn>1</math:mn>
          </math:msub>
          <math:mn>2</math:mn>
        </math:mfrac>
      </math:mrow>
      <math:mrow>
        <math:msup>
          <math:mi>x</math:mi>
          <math:mn>2</math:mn>
        </math:msup>
        <math:mo math:stretchy="false">+</math:mo>
        <math:msub>
          <math:mi>a</math:mi>
          <math:mn>0</math:mn>
        </math:msub>
      </math:mrow>
      <math:mrow>
        <math:mi>x</math:mi>
        <math:mo math:stretchy="false">+</math:mo>
        <math:mi>C</math:mi>
      </math:mrow>
    </math:mrow>
    <math:annotation math:encoding="StarMath 5.0">F(x) = {a_n over {n+1}} x^{n+1} + {a_{n-1} over {n}} x^{n} + ... + {a_1 over 2} x^2 + a_0 x + C</math:annotation>
  </math:semantics>
</math:math>
</file>

<file path=Object 31/content.xml><?xml version="1.0" encoding="utf-8"?>
<math xmlns="http://www.w3.org/1998/Math/MathML">
  <semantics>
    <mrow>
      <mrow>
        <msubsup>
          <mo stretchy="false">∫</mo>
          <mn>10</mn>
          <mn>12</mn>
        </msubsup>
        <mn>20</mn>
      </mrow>
      <mrow>
        <msup>
          <mi>x</mi>
          <mn>4</mn>
        </msup>
        <mo stretchy="false">−</mo>
        <mn>14</mn>
      </mrow>
      <mi>x</mi>
      <mrow>
        <mi mathvariant="italic">dx</mi>
        <mo stretchy="false">=</mo>
        <mi>F</mi>
      </mrow>
      <mrow>
        <mrow>
          <mo stretchy="false">(</mo>
          <mrow>
            <mn>12</mn>
          </mrow>
          <mo stretchy="false">)</mo>
        </mrow>
        <mo stretchy="false">−</mo>
        <mi>F</mi>
      </mrow>
      <mrow>
        <mrow>
          <mrow>
            <mo stretchy="false">(</mo>
            <mrow>
              <mn>10</mn>
            </mrow>
            <mo stretchy="false">)</mo>
          </mrow>
          <mo stretchy="false">=</mo>
          <mrow>
            <mrow>
              <mo stretchy="false">(</mo>
              <mrow>
                <mn>4</mn>
                <mrow>
                  <msup>
                    <mrow>
                      <mo stretchy="false">(</mo>
                      <mrow>
                        <mn>12</mn>
                      </mrow>
                      <mo stretchy="false">)</mo>
                    </mrow>
                    <mn>5</mn>
                  </msup>
                  <mo stretchy="false">−</mo>
                  <mn>7</mn>
                </mrow>
                <msup>
                  <mrow>
                    <mo stretchy="false">(</mo>
                    <mrow>
                      <mn>12</mn>
                    </mrow>
                    <mo stretchy="false">)</mo>
                  </mrow>
                  <mn>2</mn>
                </msup>
              </mrow>
              <mo stretchy="false">)</mo>
            </mrow>
            <mo stretchy="false">−</mo>
            <mrow>
              <mo stretchy="false">(</mo>
              <mrow>
                <mn>4</mn>
                <mrow>
                  <msup>
                    <mrow>
                      <mo stretchy="false">(</mo>
                      <mrow>
                        <mn>10</mn>
                      </mrow>
                      <mo stretchy="false">)</mo>
                    </mrow>
                    <mn>5</mn>
                  </msup>
                  <mo stretchy="false">−</mo>
                  <mn>7</mn>
                </mrow>
                <msup>
                  <mrow>
                    <mo stretchy="false">(</mo>
                    <mrow>
                      <mn>10</mn>
                    </mrow>
                    <mo stretchy="false">)</mo>
                  </mrow>
                  <mn>2</mn>
                </msup>
              </mrow>
              <mo stretchy="false">)</mo>
            </mrow>
          </mrow>
        </mrow>
        <mo stretchy="false">=</mo>
        <mn>595020</mn>
      </mrow>
    </mrow>
    <annotation encoding="StarMath 5.0">int sub 10 sup 12 20 x^4 - 14 x dx = F(12) - F(10)
= (4 (12)^5 - 7 (12)^2) - (4 (10)^5 - 7 (10)^2)
= 595020
</annotation>
  </semantics>
</math>
</file>

<file path=Object 32/content.xml><?xml version="1.0" encoding="utf-8"?>
<math xmlns="http://www.w3.org/1998/Math/MathML">
  <semantics>
    <mrow>
      <mrow>
        <mo stretchy="false">∫</mo>
        <mi>f</mi>
      </mrow>
      <mrow>
        <mo stretchy="false">(</mo>
        <mrow>
          <mi>x</mi>
        </mrow>
        <mo stretchy="false">)</mo>
      </mrow>
      <mrow>
        <mi mathvariant="italic">dx</mi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C</mi>
      </mrow>
      <mi/>
      <mi mathvariant="italic">if</mi>
      <mi/>
      <mi>f</mi>
      <mrow>
        <mrow>
          <mo stretchy="false">(</mo>
          <mrow>
            <mi>x</mi>
          </mrow>
          <mo stretchy="false">)</mo>
        </mrow>
        <mo stretchy="false">=</mo>
        <mfrac>
          <mi>d</mi>
          <mi mathvariant="italic">dx</mi>
        </mfrac>
      </mrow>
      <mi>F</mi>
      <mrow>
        <mo stretchy="false">(</mo>
        <mrow>
          <mi>x</mi>
        </mrow>
        <mo stretchy="false">)</mo>
      </mrow>
    </mrow>
    <annotation encoding="StarMath 5.0">int f(x) dx = F(x) + C ~~~~~~  if ~ f(x) = d over dx F(x)</annotation>
  </semantics>
</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∫</math:mo>
        <math:msub>
          <math:mi>a</math:mi>
          <math:mi>n</math:mi>
        </math:msub>
      </math:mrow>
      <math:mrow>
        <math:msup>
          <math:mi>x</math:mi>
          <math:mi>n</math:mi>
        </math:msup>
        <math:mo math:stretchy="false">+</math:mo>
        <math:msub>
          <math:mi>a</math:mi>
          <math:mrow>
            <math:mi>n</math:mi>
            <math:mo math:stretchy="false">−</math:mo>
            <math:mn>1</math:mn>
          </math:mrow>
        </math:msub>
      </math:mrow>
      <math:mrow>
        <math:mrow>
          <math:msup>
            <math:mi>x</math:mi>
            <math:mrow>
              <math:mi>n</math:mi>
              <math:mo math:stretchy="false">−</math:mo>
              <math:mn>1</math:mn>
            </math:mrow>
          </math:msup>
          <math:mo math:stretchy="false">+</math:mo>
          <math:mn>...</math:mn>
        </math:mrow>
        <math:mo math:stretchy="false">+</math:mo>
        <math:msub>
          <math:mi>a</math:mi>
          <math:mn>1</math:mn>
        </math:msub>
      </math:mrow>
      <math:mrow>
        <math:msup>
          <math:mi>x</math:mi>
          <math:mn>1</math:mn>
        </math:msup>
        <math:mo math:stretchy="false">+</math:mo>
        <math:msub>
          <math:mi>a</math:mi>
          <math:mn>0</math:mn>
        </math:msub>
      </math:mrow>
      <math:mi math:fontstyle="italic">dx</math:mi>
      <math:mrow>
        <math:mi/>
        <math:mo math:stretchy="false">=</math:mo>
        <math:mi/>
      </math:mrow>
      <math:mfrac>
        <math:msub>
          <math:mi>a</math:mi>
          <math:mi>n</math:mi>
        </math:msub>
        <math:mrow>
          <math:mi>n</math:mi>
          <math:mo math:stretchy="false">+</math:mo>
          <math:mn>1</math:mn>
        </math:mrow>
      </math:mfrac>
      <math:mrow>
        <math:msup>
          <math:mi>x</math:mi>
          <math:mrow>
            <math:mi>n</math:mi>
            <math:mo math:stretchy="false">+</math:mo>
            <math:mn>1</math:mn>
          </math:mrow>
        </math:msup>
        <math:mo math:stretchy="false">+</math:mo>
        <math:mfrac>
          <math:msub>
            <math:mi>a</math:mi>
            <math:mrow>
              <math:mi>n</math:mi>
              <math:mo math:stretchy="false">−</math:mo>
              <math:mn>1</math:mn>
            </math:mrow>
          </math:msub>
          <math:mi>n</math:mi>
        </math:mfrac>
      </math:mrow>
      <math:mrow>
        <math:mrow>
          <math:msup>
            <math:mi>x</math:mi>
            <math:mi>n</math:mi>
          </math:msup>
          <math:mo math:stretchy="false">+</math:mo>
          <math:mn>...</math:mn>
        </math:mrow>
        <math:mo math:stretchy="false">+</math:mo>
        <math:mfrac>
          <math:msub>
            <math:mi>a</math:mi>
            <math:mn>1</math:mn>
          </math:msub>
          <math:mn>2</math:mn>
        </math:mfrac>
      </math:mrow>
      <math:mrow>
        <math:msup>
          <math:mi>x</math:mi>
          <math:mn>2</math:mn>
        </math:msup>
        <math:mo math:stretchy="false">+</math:mo>
        <math:msub>
          <math:mi>a</math:mi>
          <math:mn>0</math:mn>
        </math:msub>
      </math:mrow>
      <math:mrow>
        <math:mi>x</math:mi>
        <math:mo math:stretchy="false">+</math:mo>
        <math:mi>C</math:mi>
      </math:mrow>
    </math:mrow>
    <math:annotation math:encoding="StarMath 5.0">int a_n x^n + a_{n-1} x^{n-1} + ... + a_1 x^1 + a_0 dx ~~ = ~~
{a_n over {n+1}} x^{n+1} + {a_{n-1} over {n}} x^{n} + ... + {a_1 over 2} x^2 + a_0 x + C</math:annotation>
  </math:semantics>
</math:math>
</file>

<file path=Object 34/content.xml><?xml version="1.0" encoding="utf-8"?>
<math xmlns="http://www.w3.org/1998/Math/MathML">
  <semantics>
    <mtable>
      <mtr>
        <mtd>
          <mrow>
            <mrow>
              <mo stretchy="false">∫</mo>
              <mn>3</mn>
            </mrow>
            <msup>
              <mi>x</mi>
              <mn>2</mn>
            </msup>
            <mrow>
              <mi mathvariant="italic">dx</mi>
              <mo stretchy="false">=</mo>
              <mrow>
                <msup>
                  <mi>x</mi>
                  <mn>3</mn>
                </msup>
                <mo stretchy="false">+</mo>
                <mi>C</mi>
              </mrow>
            </mrow>
          </mrow>
        </mtd>
      </mtr>
      <mtr>
        <mtd>
          <mrow>
            <mrow>
              <mo stretchy="false">∫</mo>
              <msup>
                <mn>24x</mn>
                <mn>5</mn>
              </msup>
            </mrow>
            <mrow>
              <mi mathvariant="italic">dx</mi>
              <mo stretchy="false">=</mo>
              <mn>4</mn>
            </mrow>
            <mrow>
              <msup>
                <mi>x</mi>
                <mn>6</mn>
              </msup>
              <mo stretchy="false">+</mo>
              <mi>C</mi>
            </mrow>
          </mrow>
        </mtd>
      </mtr>
      <mtr>
        <mtd>
          <mrow>
            <mrow>
              <mo stretchy="false">∫</mo>
              <msup>
                <mi>x</mi>
                <mn>3</mn>
              </msup>
            </mrow>
            <mrow>
              <mi mathvariant="italic">dx</mi>
              <mo stretchy="false">=</mo>
              <mrow>
                <mfrac>
                  <mn>1</mn>
                  <mn>4</mn>
                </mfrac>
              </mrow>
            </mrow>
            <mrow>
              <msup>
                <mi>x</mi>
                <mn>4</mn>
              </msup>
              <mo stretchy="false">+</mo>
              <mi>C</mi>
            </mrow>
          </mrow>
        </mtd>
      </mtr>
      <mtr>
        <mtd>
          <mrow>
            <mrow>
              <mo stretchy="false">∫</mo>
              <mi>x</mi>
            </mrow>
            <mrow>
              <mi mathvariant="italic">dx</mi>
              <mo stretchy="false">=</mo>
              <mrow>
                <mfrac>
                  <mn>1</mn>
                  <mn>2</mn>
                </mfrac>
              </mrow>
            </mrow>
            <mrow>
              <msup>
                <mi>x</mi>
                <mn>2</mn>
              </msup>
              <mo stretchy="false">+</mo>
              <mi>C</mi>
            </mrow>
          </mrow>
        </mtd>
      </mtr>
      <mtr>
        <mtd>
          <mrow>
            <mrow>
              <mo stretchy="false">∫</mo>
              <mn>3</mn>
            </mrow>
            <mrow>
              <mi mathvariant="italic">dx</mi>
              <mo stretchy="false">=</mo>
              <mrow>
                <mn>3x</mn>
                <mo stretchy="false">+</mo>
                <mi>C</mi>
              </mrow>
            </mrow>
          </mrow>
        </mtd>
      </mtr>
      <mtr>
        <mtd>
          <mrow>
            <mrow>
              <mo stretchy="false">∫</mo>
              <mn>0</mn>
            </mrow>
            <mrow>
              <mrow>
                <mi mathvariant="italic">dx</mi>
                <mo stretchy="false">=</mo>
                <mrow>
                  <mn>0x</mn>
                  <mo stretchy="false">+</mo>
                  <mi>C</mi>
                </mrow>
              </mrow>
              <mo stretchy="false">=</mo>
              <mi>C</mi>
            </mrow>
          </mrow>
        </mtd>
      </mtr>
      <mtr>
        <mtd>
          <mrow>
            <mrow>
              <mo stretchy="false">∫</mo>
              <mn>15</mn>
            </mrow>
            <mrow>
              <msup>
                <mi>x</mi>
                <mn>2</mn>
              </msup>
              <mo stretchy="false">+</mo>
              <mn>4</mn>
            </mrow>
            <mrow>
              <mi mathvariant="italic">dx</mi>
              <mo stretchy="false">=</mo>
              <mn>5</mn>
            </mrow>
            <mrow>
              <mrow>
                <msup>
                  <mi>x</mi>
                  <mn>3</mn>
                </msup>
                <mo stretchy="false">+</mo>
                <mn>4x</mn>
              </mrow>
              <mo stretchy="false">+</mo>
              <mi>C</mi>
            </mrow>
          </mrow>
        </mtd>
      </mtr>
      <mtr>
        <mtd>
          <mrow>
            <mrow>
              <mo stretchy="false">∫</mo>
              <mn>45</mn>
            </mrow>
            <mrow>
              <msup>
                <mi>x</mi>
                <mn>4</mn>
              </msup>
              <mo stretchy="false">−</mo>
              <mn>18</mn>
            </mrow>
            <msup>
              <mi>x</mi>
              <mn>2</mn>
            </msup>
            <mrow>
              <mi mathvariant="italic">dx</mi>
              <mo stretchy="false">=</mo>
              <mn>9</mn>
            </mrow>
            <mrow>
              <msup>
                <mi>x</mi>
                <mn>5</mn>
              </msup>
              <mo stretchy="false">−</mo>
              <mn>6</mn>
            </mrow>
            <mrow>
              <msup>
                <mi>x</mi>
                <mn>3</mn>
              </msup>
              <mo stretchy="false">+</mo>
              <mi>C</mi>
            </mrow>
          </mrow>
        </mtd>
      </mtr>
      <mtr>
        <mtd>
          <mrow>
            <mrow>
              <mo stretchy="false">∫</mo>
              <mn>80</mn>
            </mrow>
            <mrow>
              <msup>
                <mi>x</mi>
                <mn>3</mn>
              </msup>
              <mo stretchy="false">−</mo>
              <mn>21</mn>
            </mrow>
            <mrow>
              <msup>
                <mi>x</mi>
                <mn>2</mn>
              </msup>
              <mo stretchy="false">+</mo>
              <mn>24</mn>
            </mrow>
            <mrow>
              <mrow>
                <mi>x</mi>
                <mo stretchy="false">−</mo>
                <mn>9</mn>
              </mrow>
              <mo stretchy="false">=</mo>
              <mn>20</mn>
            </mrow>
            <mrow>
              <msup>
                <mi>x</mi>
                <mn>4</mn>
              </msup>
              <mo stretchy="false">−</mo>
              <mn>7</mn>
            </mrow>
            <mrow>
              <msup>
                <mi>x</mi>
                <mn>3</mn>
              </msup>
              <mo stretchy="false">+</mo>
              <mn>12</mn>
            </mrow>
            <mrow>
              <mrow>
                <msup>
                  <mi>x</mi>
                  <mn>2</mn>
                </msup>
                <mo stretchy="false">−</mo>
                <mn>9x</mn>
              </mrow>
              <mo stretchy="false">+</mo>
              <mi>C</mi>
            </mrow>
          </mrow>
        </mtd>
      </mtr>
    </mtable>
    <annotation encoding="StarMath 5.0">int 3 x^2 dx = x^3 + C newline
int 24x^5 dx = 4 x^6 + C newline
int x^3 dx = {1 over 4} x^4 + C newline
int x dx = {1 over 2} x^2 + C newline
int 3 dx = 3x + C newline
int 0 dx = 0x + C = C newline
int 15 x^2 + 4 dx = 5 x^3 + 4x + C newline
int 45 x^4 - 18 x^2 dx = 9 x^5 - 6 x^3 + C newline
int 80 x^3 - 21 x^2 + 24 x - 9  = 20 x^4 - 7 x^3 + 12 x^2 - 9x + C
</annotation>
  </semantics>
</math>
</file>

<file path=Object 3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Because</math:mtext>
          <math:mrow>
            <math:msup>
              <math:mfenced math:open="" math:close="">
                <math:mfrac>
                  <math:mrow>
                    <math:mi>f</math:mi>
                    <math:mrow>
                      <math:mo math:stretchy="false">(</math:mo>
                      <math:mi>x</math:mi>
                      <math:mo math:stretchy="false">)</math:mo>
                    </math:mrow>
                  </math:mrow>
                  <math:mrow>
                    <math:mi>g</math:mi>
                    <math:mrow>
                      <math:mo math:stretchy="false">(</math:mo>
                      <math:mi>x</math:mi>
                      <math:mo math:stretchy="false">)</math:mo>
                    </math:mrow>
                  </math:mrow>
                </math:mfrac>
              </math:mfenced>
              <math:mstyle math:fontsize="14pt">
                <math:mrow>
                  <math:mi>'</math:mi>
                </math:mrow>
              </math:mstyle>
            </math:msup>
            <math:mo math:stretchy="false">=</math:mo>
            <math:mfrac>
              <math:mrow>
                <math:mo math:stretchy="false">(</math:mo>
                <math:mrow>
                  <math:mi>f</math:mi>
                  <math:mi>'</math:mi>
                  <math:mrow>
                    <math:mo math:stretchy="false">(</math:mo>
                    <math:mi>x</math:mi>
                    <math:mo math:stretchy="false">)</math:mo>
                  </math:mrow>
                  <math:mi>g</math:mi>
                  <math:mrow>
                    <math:mrow>
                      <math:mo math:stretchy="false">(</math:mo>
                      <math:mi>x</math:mi>
                      <math:mo math:stretchy="false">)</math:mo>
                    </math:mrow>
                    <math:mo math:stretchy="false">−</math:mo>
                    <math:mi>f</math:mi>
                  </math:mrow>
                  <math:mrow>
                    <math:mo math:stretchy="false">(</math:mo>
                    <math:mi>x</math:mi>
                    <math:mo math:stretchy="false">)</math:mo>
                  </math:mrow>
                  <math:mi>g</math:mi>
                  <math:mi>'</math:mi>
                  <math:mrow>
                    <math:mo math:stretchy="false">(</math:mo>
                    <math:mi>x</math:mi>
                    <math:mo math:stretchy="false">)</math:mo>
                  </math:mrow>
                </math:mrow>
                <math:mo math:stretchy="false">)</math:mo>
              </math:mrow>
              <math:mrow>
                <math:msup>
                  <math:mi>g</math:mi>
                  <math:mn>2</math:mn>
                </math:msup>
                <math:mrow>
                  <math:mo math:stretchy="false">(</math:mo>
                  <math:mi>x</math:mi>
                  <math:mo math:stretchy="false">)</math:mo>
                </math:mrow>
              </math:mrow>
            </math:mfrac>
          </math:mrow>
          <math:mtext>, therefore</math:mtext>
        </math:mrow>
      </math:mtr>
      <math:mtr>
        <math:mrow>
          <math:mrow>
            <math:mrow>
              <math:mrow>
                <math:mrow>
                  <math:msup>
                    <math:mfenced math:open="" math:close="">
                      <math:mfrac>
                        <math:mrow>
                          <math:mi>sin</math:mi>
                          <math:mi>x</math:mi>
                        </math:mrow>
                        <math:mrow>
                          <math:mi>cos</math:mi>
                          <math:mi>x</math:mi>
                        </math:mrow>
                      </math:mfrac>
                    </math:mfenced>
                    <math:mstyle math:fontsize="14pt">
                      <math:mrow>
                        <math:mi>'</math:mi>
                      </math:mrow>
                    </math:mstyle>
                  </math:msup>
                  <math:mo math:stretchy="false">=</math:mo>
                  <math:mfrac>
                    <math:mrow>
                      <math:mrow>
                        <math:mo math:stretchy="false">(</math:mo>
                        <math:mrow>
                          <math:mi>cos</math:mi>
                          <math:mi>x</math:mi>
                        </math:mrow>
                        <math:mo math:stretchy="false">)</math:mo>
                      </math:mrow>
                      <math:mrow>
                        <math:mrow>
                          <math:mo math:stretchy="false">(</math:mo>
                          <math:mrow>
                            <math:mi>cos</math:mi>
                            <math:mi>x</math:mi>
                          </math:mrow>
                          <math:mo math:stretchy="false">)</math:mo>
                        </math:mrow>
                        <math:mo math:stretchy="false">−</math:mo>
                        <math:mrow>
                          <math:mo math:stretchy="false">(</math:mo>
                          <math:mrow>
                            <math:mi>sin</math:mi>
                            <math:mi>x</math:mi>
                          </math:mrow>
                          <math:mo math:stretchy="false">)</math:mo>
                        </math:mrow>
                      </math:mrow>
                      <math:mrow>
                        <math:mo math:stretchy="false">(</math:mo>
                        <math:mrow>
                          <math:mrow>
                            <math:mo math:stretchy="false">−</math:mo>
                            <math:mi>sin</math:mi>
                          </math:mrow>
                          <math:mi>x</math:mi>
                        </math:mrow>
                        <math:mo math:stretchy="false">)</math:mo>
                      </math:mrow>
                    </math:mrow>
                    <math:mrow>
                      <math:msup>
                        <math:mi>cos</math:mi>
                        <math:mn>2</math:mn>
                      </math:msup>
                      <math:mi>x</math:mi>
                    </math:mrow>
                  </math:mfrac>
                </math:mrow>
                <math:mo math:stretchy="false">=</math:mo>
                <math:mfrac>
                  <math:mrow>
                    <math:msup>
                      <math:mi>cos</math:mi>
                      <math:mn>2</math:mn>
                    </math:msup>
                    <math:mrow>
                      <math:mi>x</math:mi>
                      <math:mo math:stretchy="false">+</math:mo>
                      <math:msup>
                        <math:mi>sin</math:mi>
                        <math:mn>2</math:mn>
                      </math:msup>
                    </math:mrow>
                    <math:mi>x</math:mi>
                  </math:mrow>
                  <math:mrow>
                    <math:msup>
                      <math:mi>cos</math:mi>
                      <math:mn>2</math:mn>
                    </math:msup>
                    <math:mi>x</math:mi>
                  </math:mrow>
                </math:mfrac>
              </math:mrow>
              <math:mo math:stretchy="false">=</math:mo>
              <math:mfrac>
                <math:mn>1</math:mn>
                <math:mrow>
                  <math:msup>
                    <math:mi>cos</math:mi>
                    <math:mn>2</math:mn>
                  </math:msup>
                  <math:mi>x</math:mi>
                </math:mrow>
              </math:mfrac>
            </math:mrow>
            <math:mo math:stretchy="false">=</math:mo>
            <math:msup>
              <math:mi math:fontstyle="italic">sec</math:mi>
              <math:mn>2</math:mn>
            </math:msup>
          </math:mrow>
          <math:mi>x</math:mi>
        </math:mrow>
      </math:mtr>
    </math:mtable>
    <math:annotation math:encoding="StarMath 5.0">"Because" left ( {f(x)} over {g(x)} right ) sup size 14 ' = (f'(x)g(x) - f(x)g'(x)) over {g^2(x)} ", therefore" newline
left ( {sin x} over {cos x} right ) sup size 14 ' = {(cos x)(cos x) - (sin x)(-sin x)} over {cos^2 x} =  {cos^2 x + sin^2 x} over {cos^2 x} = 1 over {cos^2 x} = sec^2 x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Because </math:mtext>
          <math:mrow>
            <math:mo math:stretchy="false">(</math:mo>
            <math:mrow>
              <math:mi>f</math:mi>
              <math:mrow>
                <math:mrow>
                  <math:mo math:stretchy="false">(</math:mo>
                  <math:mi>x</math:mi>
                  <math:mo math:stretchy="false">)</math:mo>
                </math:mrow>
                <math:mo math:stretchy="false">⋅</math:mo>
                <math:mi>g</math:mi>
              </math:mrow>
              <math:mrow>
                <math:mo math:stretchy="false">(</math:mo>
                <math:mi>x</math:mi>
                <math:mo math:stretchy="false">)</math:mo>
              </math:mrow>
            </math:mrow>
            <math:mo math:stretchy="false">)</math:mo>
          </math:mrow>
          <math:mrow>
            <math:mi>'</math:mi>
            <math:mo math:stretchy="false">=</math:mo>
            <math:mi>f</math:mi>
          </math:mrow>
          <math:mi>'</math:mi>
          <math:mrow>
            <math:mrow>
              <math:mo math:stretchy="false">(</math:mo>
              <math:mi>x</math:mi>
              <math:mo math:stretchy="false">)</math:mo>
            </math:mrow>
            <math:mo math:stretchy="false">⋅</math:mo>
            <math:mi>g</math:mi>
          </math:mrow>
          <math:mrow>
            <math:mrow>
              <math:mo math:stretchy="false">(</math:mo>
              <math:mi>x</math:mi>
              <math:mo math:stretchy="false">)</math:mo>
            </math:mrow>
            <math:mo math:stretchy="false">+</math:mo>
            <math:mi>f</math:mi>
          </math:mrow>
          <math:mrow>
            <math:mrow>
              <math:mo math:stretchy="false">(</math:mo>
              <math:mi>x</math:mi>
              <math:mo math:stretchy="false">)</math:mo>
            </math:mrow>
            <math:mo math:stretchy="false">⋅</math:mo>
            <math:mi>g</math:mi>
          </math:mrow>
          <math:mi>'</math:mi>
          <math:mrow>
            <math:mo math:stretchy="false">(</math:mo>
            <math:mi>x</math:mi>
            <math:mo math:stretchy="false">)</math:mo>
          </math:mrow>
          <math:mtext>, therefore</math:mtext>
        </math:mrow>
      </math:mtr>
      <math:mtr>
        <math:mrow>
          <math:mrow>
            <math:mo math:stretchy="false">(</math:mo>
            <math:mrow>
              <math:mrow>
                <math:mo math:stretchy="false">(</math:mo>
                <math:mrow>
                  <math:mi>sin</math:mi>
                  <math:mi>x</math:mi>
                </math:mrow>
                <math:mo math:stretchy="false">)</math:mo>
              </math:mrow>
              <math:mrow>
                <math:mo math:stretchy="false">(</math:mo>
                <math:mrow>
                  <math:mi>sin</math:mi>
                  <math:mi>x</math:mi>
                </math:mrow>
                <math:mo math:stretchy="false">)</math:mo>
              </math:mrow>
            </math:mrow>
            <math:mo math:stretchy="false">)</math:mo>
          </math:mrow>
          <math:mrow>
            <math:mi>'</math:mi>
            <math:mo math:stretchy="false">=</math:mo>
            <math:mrow>
              <math:mo math:stretchy="false">(</math:mo>
              <math:mrow>
                <math:mi>cos</math:mi>
                <math:mi>x</math:mi>
              </math:mrow>
              <math:mo math:stretchy="false">)</math:mo>
            </math:mrow>
          </math:mrow>
          <math:mrow>
            <math:mrow>
              <math:mo math:stretchy="false">(</math:mo>
              <math:mrow>
                <math:mi>sin</math:mi>
                <math:mi>x</math:mi>
              </math:mrow>
              <math:mo math:stretchy="false">)</math:mo>
            </math:mrow>
            <math:mo math:stretchy="false">+</math:mo>
            <math:mrow>
              <math:mo math:stretchy="false">(</math:mo>
              <math:mrow>
                <math:mi>sin</math:mi>
                <math:mi>x</math:mi>
              </math:mrow>
              <math:mo math:stretchy="false">)</math:mo>
            </math:mrow>
          </math:mrow>
          <math:mrow>
            <math:mrow>
              <math:mo math:stretchy="false">(</math:mo>
              <math:mrow>
                <math:mi>cos</math:mi>
                <math:mi>x</math:mi>
              </math:mrow>
              <math:mo math:stretchy="false">)</math:mo>
            </math:mrow>
            <math:mo math:stretchy="false">=</math:mo>
            <math:mn>2</math:mn>
          </math:mrow>
          <math:mi>sin</math:mi>
          <math:mi>x</math:mi>
          <math:mi>cos</math:mi>
          <math:mi>x</math:mi>
        </math:mrow>
      </math:mtr>
    </math:mtable>
    <math:annotation math:encoding="StarMath 5.0">"Because " (f(x) cdot g(x))' = f'(x) cdot g(x) + f(x) cdot g'(x) ", therefore" newline
((sin x) (sin x))' = (cos x)(sin x) + (sin x) (cos x) = 2 sin x cos x
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frac>
          <math:mn>3x</math:mn>
          <math:mrow>
            <math:mi>x</math:mi>
            <math:mo math:stretchy="false">+</math:mo>
            <math:mn>1</math:mn>
          </math:mrow>
        </math:mfrac>
      </math:mrow>
    </math:mrow>
    <math:annotation math:encoding="StarMath 5.0">f(x) = {3x} over {x + 1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row>
              <math:msubsup>
                <math:mo math:stretchy="false">∫</math:mo>
                <math:mrow>
                  <math:mo math:stretchy="false">−</math:mo>
                  <math:mn>2</math:mn>
                </math:mrow>
                <math:mrow>
                  <math:mo math:stretchy="false">+</math:mo>
                  <math:mn>2</math:mn>
                </math:mrow>
              </math:msubsup>
              <math:msup>
                <math:mi>x</math:mi>
                <math:mn>5</math:mn>
              </math:msup>
            </math:mrow>
            <math:mo math:stretchy="false">+</math:mo>
            <math:mn>3</math:mn>
          </math:mrow>
          <math:mrow>
            <math:mi math:fontstyle="italic">dx</math:mi>
            <math:mo math:stretchy="false">=</math:mo>
            <math:mi>F</math:mi>
          </math:mrow>
          <math:mrow>
            <math:mrow>
              <math:mo math:stretchy="false">(</math:mo>
              <math:mn>2</math:mn>
              <math:mo math:stretchy="false">)</math:mo>
            </math:mrow>
            <math:mo math:stretchy="false">−</math:mo>
            <math:mi>F</math:mi>
          </math:mrow>
          <math:mrow>
            <math:mo math:stretchy="false">(</math:mo>
            <math:mrow>
              <math:mo math:stretchy="false">−</math:mo>
              <math:mn>2</math:mn>
            </math:mrow>
            <math:mo math:stretchy="false">)</math:mo>
          </math:mrow>
          <math:mi>.</math:mi>
          <math:mtext>Since</math:mtext>
          <math:mi>F</math:mi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frac>
              <math:mn>1</math:mn>
              <math:mn>6</math:mn>
            </math:mfrac>
          </math:mrow>
          <math:mrow>
            <math:msup>
              <math:mi>x</math:mi>
              <math:mn>6</math:mn>
            </math:msup>
            <math:mo math:stretchy="false">+</math:mo>
            <math:mn>3</math:mn>
          </math:mrow>
          <math:mrow>
            <math:mi>x</math:mi>
            <math:mo math:stretchy="false">+</math:mo>
            <math:mi>C</math:mi>
          </math:mrow>
          <math:mtext>and C's always cancel in definite integrals,</math:mtext>
        </math:mrow>
      </math:mtr>
      <math:mtr>
        <math:mrow>
          <math:mrow>
            <math:mrow>
              <math:mrow>
                <math:mtext/>
                <math:mo math:stretchy="false">=</math:mo>
                <math:mrow>
                  <math:mfenced math:open="" math:close="">
                    <math:mrow>
                      <math:mfrac>
                        <math:mn>1</math:mn>
                        <math:mn>6</math:mn>
                      </math:mfrac>
                      <math:mrow>
                        <math:msup>
                          <math:mrow>
                            <math:mo math:stretchy="false">(</math:mo>
                            <math:mn>2</math:mn>
                            <math:mo math:stretchy="false">)</math:mo>
                          </math:mrow>
                          <math:mn>6</math:mn>
                        </math:msup>
                        <math:mo math:stretchy="false">+</math:mo>
                        <math:mn>3</math:mn>
                      </math:mrow>
                      <math:mrow>
                        <math:mo math:stretchy="false">(</math:mo>
                        <math:mn>2</math:mn>
                        <math:mo math:stretchy="false">)</math:mo>
                      </math:mrow>
                    </math:mrow>
                  </math:mfenced>
                  <math:mo math:stretchy="false">−</math:mo>
                  <math:mfenced math:open="" math:close="">
                    <math:mrow>
                      <math:mfrac>
                        <math:mn>1</math:mn>
                        <math:mn>6</math:mn>
                      </math:mfrac>
                      <math:mrow>
                        <math:msup>
                          <math:mrow>
                            <math:mo math:stretchy="false">(</math:mo>
                            <math:mrow>
                              <math:mo math:stretchy="false">−</math:mo>
                              <math:mn>2</math:mn>
                            </math:mrow>
                            <math:mo math:stretchy="false">)</math:mo>
                          </math:mrow>
                          <math:mn>6</math:mn>
                        </math:msup>
                        <math:mo math:stretchy="false">+</math:mo>
                        <math:mn>3</math:mn>
                      </math:mrow>
                      <math:mrow>
                        <math:mo math:stretchy="false">(</math:mo>
                        <math:mrow>
                          <math:mo math:stretchy="false">−</math:mo>
                          <math:mn>2</math:mn>
                        </math:mrow>
                        <math:mo math:stretchy="false">)</math:mo>
                      </math:mrow>
                    </math:mrow>
                  </math:mfenced>
                </math:mrow>
              </math:mrow>
              <math:mo math:stretchy="false">=</math:mo>
              <math:mrow>
                <math:mfenced math:open="" math:close="">
                  <math:mrow>
                    <math:mfrac>
                      <math:mn>64</math:mn>
                      <math:mn>6</math:mn>
                    </math:mfrac>
                    <math:mo math:stretchy="false">+</math:mo>
                    <math:mn>6</math:mn>
                  </math:mrow>
                </math:mfenced>
                <math:mo math:stretchy="false">−</math:mo>
                <math:mfenced math:open="" math:close="">
                  <math:mrow>
                    <math:mfrac>
                      <math:mn>64</math:mn>
                      <math:mn>6</math:mn>
                    </math:mfrac>
                    <math:mo math:stretchy="false">+</math:mo>
                    <math:mrow>
                      <math:mo math:stretchy="false">−</math:mo>
                      <math:mn>6</math:mn>
                    </math:mrow>
                  </math:mrow>
                </math:mfenced>
              </math:mrow>
            </math:mrow>
            <math:mo math:stretchy="false">=</math:mo>
            <math:mrow>
              <math:mrow>
                <math:mrow>
                  <math:mfrac>
                    <math:mn>64</math:mn>
                    <math:mn>6</math:mn>
                  </math:mfrac>
                  <math:mo math:stretchy="false">+</math:mo>
                  <math:mn>6</math:mn>
                </math:mrow>
                <math:mo math:stretchy="false">−</math:mo>
                <math:mfrac>
                  <math:mn>64</math:mn>
                  <math:mn>6</math:mn>
                </math:mfrac>
              </math:mrow>
              <math:mo math:stretchy="false">+</math:mo>
              <math:mn>6</math:mn>
            </math:mrow>
          </math:mrow>
          <math:mo math:stretchy="false">=</math:mo>
          <math:mn>12</math:mn>
        </math:mrow>
      </math:mtr>
    </math:mtable>
    <math:annotation math:encoding="StarMath 5.0">int sub {-2} sup {+2} x^5 + 3 dx = F(2) - F(-2).  "Since" F(x)= 1 over 6 x^6 + 3 x + C "and C's always cancel in definite integrals," newline
"" = left ( 1 over 6 (2)^6 + 3 (2) right ) - left ( 1 over 6 (-2)^6 + 3 (-2) right ) = left ( 64 over 6 + 6 right ) - left ( 64 over 6 + -6 right ) = 64 over 6 + 6 - 64 over 6 + 6 = 12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frac>
        <math:mn>2</math:mn>
        <math:mn>7</math:mn>
      </math:mfrac>
      <math:mrow>
        <math:msup>
          <math:mi>x</math:mi>
          <math:mn>7</math:mn>
        </math:msup>
        <math:mo math:stretchy="false">+</math:mo>
        <math:mfrac>
          <math:mn>13</math:mn>
          <math:mn>6</math:mn>
        </math:mfrac>
      </math:mrow>
      <math:mrow>
        <math:mrow>
          <math:msup>
            <math:mi>x</math:mi>
            <math:mn>6</math:mn>
          </math:msup>
          <math:mo math:stretchy="false">−</math:mo>
          <math:msup>
            <math:mi>x</math:mi>
            <math:mn>2</math:mn>
          </math:msup>
        </math:mrow>
        <math:mo math:stretchy="false">+</math:mo>
        <math:mn>22</math:mn>
      </math:mrow>
      <math:mrow>
        <math:mi>x</math:mi>
        <math:mo math:stretchy="false">+</math:mo>
        <math:mi>C</math:mi>
      </math:mrow>
    </math:mrow>
    <math:annotation math:encoding="StarMath 5.0">{2 over 7} x^7 + {13 over 6} x^6 - x^2 + 22 x + C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i>lim</math:mi>
          <math:mrow>
            <math:mi>x</math:mi>
            <math:mo math:stretchy="false">→</math:mo>
            <math:mn>1</math:mn>
          </math:mrow>
        </math:munder>
        <math:mi>f</math:mi>
      </math:mrow>
      <math:mrow>
        <math:mrow>
          <math:mrow>
            <math:mo math:stretchy="false">(</math:mo>
            <math:mi>x</math:mi>
            <math:mo math:stretchy="false">)</math:mo>
          </math:mrow>
          <math:mo math:stretchy="false">=</math:mo>
          <math:mrow>
            <math:munder>
              <math:mi>lim</math:mi>
              <math:mrow>
                <math:mi>x</math:mi>
                <math:mo math:stretchy="false">→</math:mo>
                <math:mn>1</math:mn>
              </math:mrow>
            </math:munder>
            <math:mfrac>
              <math:mrow>
                <math:mi>x</math:mi>
                <math:mo math:stretchy="false">−</math:mo>
                <math:mn>1</math:mn>
              </math:mrow>
              <math:mrow>
                <math:msqrt>
                  <math:mi>x</math:mi>
                </math:msqrt>
                <math:mo math:stretchy="false">−</math:mo>
                <math:mn>1</math:mn>
              </math:mrow>
            </math:mfrac>
          </math:mrow>
        </math:mrow>
        <math:mo math:stretchy="false">=</math:mo>
        <math:mn>2</math:mn>
      </math:mrow>
    </math:mrow>
    <math:annotation math:encoding="StarMath 5.0">lim from {x toward 1} f(x) = lim from {x toward 1} {{x-1} over {sqrt{x} - 1}} = 2
</math:annotation>
  </math:semantics>
</math:math>
</file>

<file path=Object 40/content.xml><?xml version="1.0" encoding="utf-8"?>
<math xmlns="http://www.w3.org/1998/Math/MathML">
  <semantics>
    <mrow>
      <mrow>
        <msubsup>
          <mo stretchy="false">∫</mo>
          <mn>2</mn>
          <mn>4</mn>
        </msubsup>
        <msup>
          <mn>12x</mn>
          <mn>3</mn>
        </msup>
      </mrow>
      <mi>–</mi>
      <mrow>
        <mrow>
          <msup>
            <mn>6x</mn>
            <mn>2</mn>
          </msup>
          <mo stretchy="false">+</mo>
          <mn>7</mn>
        </mrow>
        <mo stretchy="false">=</mo>
        <mi>F</mi>
      </mrow>
      <mrow>
        <mrow>
          <mo stretchy="false">(</mo>
          <mrow>
            <mn>4</mn>
          </mrow>
          <mo stretchy="false">)</mo>
        </mrow>
        <mo stretchy="false">−</mo>
        <mi>F</mi>
      </mrow>
      <mrow>
        <mrow>
          <mrow>
            <mrow>
              <mo stretchy="false">(</mo>
              <mrow>
                <mn>2</mn>
              </mrow>
              <mo stretchy="false">)</mo>
            </mrow>
            <mo stretchy="false">=</mo>
            <mrow>
              <mrow>
                <mo stretchy="false">(</mo>
                <mrow>
                  <mn>3</mn>
                  <mrow>
                    <msup>
                      <mrow>
                        <mo stretchy="false">(</mo>
                        <mrow>
                          <mn>4</mn>
                        </mrow>
                        <mo stretchy="false">)</mo>
                      </mrow>
                      <mn>4</mn>
                    </msup>
                    <mo stretchy="false">−</mo>
                    <mn>2</mn>
                  </mrow>
                  <mrow>
                    <msup>
                      <mrow>
                        <mo stretchy="false">(</mo>
                        <mrow>
                          <mn>4</mn>
                        </mrow>
                        <mo stretchy="false">)</mo>
                      </mrow>
                      <mn>3</mn>
                    </msup>
                    <mo stretchy="false">+</mo>
                    <mn>7</mn>
                  </mrow>
                  <mrow>
                    <mo stretchy="false">(</mo>
                    <mrow>
                      <mn>4</mn>
                    </mrow>
                    <mo stretchy="false">)</mo>
                  </mrow>
                </mrow>
                <mo stretchy="false">)</mo>
              </mrow>
              <mo stretchy="false">−</mo>
              <mrow>
                <mo stretchy="false">(</mo>
                <mrow>
                  <mn>3</mn>
                  <mrow>
                    <msup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  <mn>4</mn>
                    </msup>
                    <mo stretchy="false">−</mo>
                    <mn>2</mn>
                  </mrow>
                  <mrow>
                    <msup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  <mn>3</mn>
                    </msup>
                    <mo stretchy="false">+</mo>
                    <mn>7</mn>
                  </mrow>
                  <mrow>
                    <mo stretchy="false">(</mo>
                    <mrow>
                      <mn>2</mn>
                    </mrow>
                    <mo stretchy="false">)</mo>
                  </mrow>
                </mrow>
                <mo stretchy="false">)</mo>
              </mrow>
            </mrow>
          </mrow>
          <mo stretchy="false">=</mo>
          <mrow>
            <mn>668</mn>
            <mo stretchy="false">−</mo>
            <mn>46</mn>
          </mrow>
        </mrow>
        <mo stretchy="false">=</mo>
        <mn>622</mn>
      </mrow>
    </mrow>
    <annotation encoding="StarMath 5.0">int sub 2 sup 4 12x^3 – 6x^2 + 7 = F(4) - F(2)
= (3 (4)^4 - 2 (4)^3 + 7(4)) - (3(2)^4 - 2(2)^3 + 7(2)) 
= 668 - 46 = 622</annotation>
  </semantics>
</math>
</file>

<file path=Object 4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o stretchy="false">∫</mo>
          <mi>f</mi>
        </mrow>
      </mrow>
      <mrow>
        <mo stretchy="false">(</mo>
        <mrow>
          <mi>x</mi>
        </mrow>
        <mo stretchy="false">)</mo>
      </mrow>
      <mi mathvariant="italic">dx</mi>
    </mrow>
    <annotation encoding="StarMath 5.0">F(x) = int f(x) dx</annotation>
  </semantics>
</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i>lim</math:mi>
          <math:mrow>
            <math:mi>x</math:mi>
            <math:mo math:stretchy="false">→</math:mo>
            <math:mo math:stretchy="false">∞</math:mo>
          </math:mrow>
        </math:munder>
        <math:mi>f</math:mi>
      </math:mrow>
      <math:mrow>
        <math:mrow>
          <math:mrow>
            <math:mo math:stretchy="false">(</math:mo>
            <math:mi>x</math:mi>
            <math:mo math:stretchy="false">)</math:mo>
          </math:mrow>
          <math:mo math:stretchy="false">=</math:mo>
          <math:mrow>
            <math:munder>
              <math:mi>lim</math:mi>
              <math:mrow>
                <math:mi>x</math:mi>
                <math:mo math:stretchy="false">→</math:mo>
                <math:mo math:stretchy="false">∞</math:mo>
              </math:mrow>
            </math:munder>
            <math:mfrac>
              <math:mn>3x</math:mn>
              <math:mrow>
                <math:mi>x</math:mi>
                <math:mo math:stretchy="false">+</math:mo>
                <math:mn>1</math:mn>
              </math:mrow>
            </math:mfrac>
          </math:mrow>
        </math:mrow>
        <math:mo math:stretchy="false">=</math:mo>
        <math:mn>3</math:mn>
      </math:mrow>
    </math:mrow>
    <math:annotation math:encoding="StarMath 5.0">lim from {x toward infinity } f(x) = lim from {x toward infinity} {3x over {x+1}} = 3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i math:fontstyle="italic">slope</math:mi>
            <math:mo math:stretchy="false">=</math:mo>
            <math:mfrac>
              <math:mrow>
                <math:mi math:fontstyle="italic">difference</math:mi>
                <math:mi math:fontstyle="italic">of</math:mi>
                <math:mi>y</math:mi>
              </math:mrow>
              <math:mrow>
                <math:mi math:fontstyle="italic">difference</math:mi>
                <math:mi math:fontstyle="italic">of</math:mi>
                <math:mi>x</math:mi>
              </math:mrow>
            </math:mfrac>
          </math:mrow>
          <math:mo math:stretchy="false">=</math:mo>
          <math:mfrac>
            <math:mrow>
              <math:mi>f</math:mi>
              <math:mrow>
                <math:mrow>
                  <math:mo math:stretchy="false">(</math:mo>
                  <math:mn>2</math:mn>
                  <math:mo math:stretchy="false">)</math:mo>
                </math:mrow>
                <math:mo math:stretchy="false">−</math:mo>
                <math:mi>f</math:mi>
              </math:mrow>
              <math:mrow>
                <math:mo math:stretchy="false">(</math:mo>
                <math:mn>1</math:mn>
                <math:mo math:stretchy="false">)</math:mo>
              </math:mrow>
            </math:mrow>
            <math:mrow>
              <math:mn>2</math:mn>
              <math:mo math:stretchy="false">−</math:mo>
              <math:mn>1</math:mn>
            </math:mrow>
          </math:mfrac>
        </math:mrow>
        <math:mo math:stretchy="false">=</math:mo>
        <math:mi>f</math:mi>
      </math:mrow>
      <math:mrow>
        <math:mrow>
          <math:mo math:stretchy="false">(</math:mo>
          <math:mn>2</math:mn>
          <math:mo math:stretchy="false">)</math:mo>
        </math:mrow>
        <math:mo math:stretchy="false">−</math:mo>
        <math:mi>f</math:mi>
      </math:mrow>
      <math:mrow>
        <math:mo math:stretchy="false">(</math:mo>
        <math:mn>1</math:mn>
        <math:mo math:stretchy="false">)</math:mo>
      </math:mrow>
    </math:mrow>
    <math:annotation math:encoding="StarMath 5.0">slope = {difference of y} over {difference of x} = {f(2)-f(1)} over {2 - 1} = f(2)-f(1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slope</math:mi>
          <math:mo math:stretchy="false">=</math:mo>
          <math:mfrac>
            <math:mrow>
              <math:mi math:fontstyle="italic">difference</math:mi>
              <math:mi math:fontstyle="italic">of</math:mi>
              <math:mi>y</math:mi>
            </math:mrow>
            <math:mrow>
              <math:mi math:fontstyle="italic">difference</math:mi>
              <math:mi math:fontstyle="italic">of</math:mi>
              <math:mi>x</math:mi>
            </math:mrow>
          </math:mfrac>
        </math:mrow>
        <math:mo math:stretchy="false">=</math:mo>
        <math:mfrac>
          <math:mrow>
            <math:mi>f</math:mi>
            <math:mrow>
              <math:mrow>
                <math:mo math:stretchy="false">(</math:mo>
                <math:mn>2</math:mn>
                <math:mo math:stretchy="false">)</math:mo>
              </math:mrow>
              <math:mo math:stretchy="false">−</math:mo>
              <math:mi>f</math:mi>
            </math:mrow>
            <math:mrow>
              <math:mo math:stretchy="false">(</math:mo>
              <math:mn>1</math:mn>
              <math:mo math:stretchy="false">)</math:mo>
            </math:mrow>
          </math:mrow>
          <math:mrow>
            <math:mn>1.01</math:mn>
            <math:mo math:stretchy="false">−</math:mo>
            <math:mn>1</math:mn>
          </math:mrow>
        </math:mfrac>
      </math:mrow>
      <math:mo math:stretchy="false">=</math:mo>
      <math:mfrac>
        <math:mrow>
          <math:mi>f</math:mi>
          <math:mrow>
            <math:mrow>
              <math:mo math:stretchy="false">(</math:mo>
              <math:mn>2</math:mn>
              <math:mo math:stretchy="false">)</math:mo>
            </math:mrow>
            <math:mo math:stretchy="false">−</math:mo>
            <math:mi>f</math:mi>
          </math:mrow>
          <math:mrow>
            <math:mo math:stretchy="false">(</math:mo>
            <math:mn>1</math:mn>
            <math:mo math:stretchy="false">)</math:mo>
          </math:mrow>
        </math:mrow>
        <math:mn>0.01</math:mn>
      </math:mfrac>
    </math:mrow>
    <math:annotation math:encoding="StarMath 5.0">slope = {difference of y} over {difference of x} = {f(2)-f(1)} over {1.01 - 1} = {f(2)-f(1)} over {0.01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i math:fontstyle="italic">slope</math:mi>
            <math:mo math:stretchy="false">=</math:mo>
            <math:mfrac>
              <math:mrow>
                <math:mi math:fontstyle="italic">difference</math:mi>
                <math:mi math:fontstyle="italic">of</math:mi>
                <math:mi>y</math:mi>
              </math:mrow>
              <math:mrow>
                <math:mi math:fontstyle="italic">difference</math:mi>
                <math:mi math:fontstyle="italic">of</math:mi>
                <math:mi>x</math:mi>
              </math:mrow>
            </math:mfrac>
          </math:mrow>
          <math:mo math:stretchy="false">=</math:mo>
          <math:mfrac>
            <math:mrow>
              <math:mi>f</math:mi>
              <math:mrow>
                <math:mrow>
                  <math:mo math:stretchy="false">(</math:mo>
                  <math:mn>1</math:mn>
                  <math:mo math:stretchy="false">)</math:mo>
                </math:mrow>
                <math:mo math:stretchy="false">−</math:mo>
                <math:mi>f</math:mi>
              </math:mrow>
              <math:mrow>
                <math:mo math:stretchy="false">(</math:mo>
                <math:mn>1</math:mn>
                <math:mo math:stretchy="false">)</math:mo>
              </math:mrow>
            </math:mrow>
            <math:mrow>
              <math:mn>1</math:mn>
              <math:mo math:stretchy="false">−</math:mo>
              <math:mn>1</math:mn>
            </math:mrow>
          </math:mfrac>
        </math:mrow>
        <math:mo math:stretchy="false">=</math:mo>
        <math:mfrac>
          <math:mrow>
            <math:mi>f</math:mi>
            <math:mrow>
              <math:mrow>
                <math:mo math:stretchy="false">(</math:mo>
                <math:mn>1</math:mn>
                <math:mo math:stretchy="false">)</math:mo>
              </math:mrow>
              <math:mo math:stretchy="false">−</math:mo>
              <math:mi>f</math:mi>
            </math:mrow>
            <math:mrow>
              <math:mo math:stretchy="false">(</math:mo>
              <math:mn>1</math:mn>
              <math:mo math:stretchy="false">)</math:mo>
            </math:mrow>
          </math:mrow>
          <math:mn>0</math:mn>
        </math:mfrac>
      </math:mrow>
      <math:mtext>Can't divide by zero!</math:mtext>
    </math:mrow>
    <math:annotation math:encoding="StarMath 5.0">slope = {difference of y} over {difference of x} = {f(1)-f(1)} over {1 - 1} = {f(1)-f(1)} over 0  "Can't divide by zero!"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slope</math:mi>
          <math:mo math:stretchy="false">=</math:mo>
          <math:mfrac>
            <math:mrow>
              <math:mi math:fontstyle="italic">difference</math:mi>
              <math:mi math:fontstyle="italic">of</math:mi>
              <math:mi>y</math:mi>
            </math:mrow>
            <math:mrow>
              <math:mi math:fontstyle="italic">difference</math:mi>
              <math:mi math:fontstyle="italic">of</math:mi>
              <math:mi>x</math:mi>
            </math:mrow>
          </math:mfrac>
        </math:mrow>
        <math:mo math:stretchy="false">=</math:mo>
        <math:mrow>
          <math:munder>
            <math:mi>lim</math:mi>
            <math:mrow>
              <math:mi>h</math:mi>
              <math:mo math:stretchy="false">→</math:mo>
              <math:mn>0</math:mn>
            </math:mrow>
          </math:munder>
          <math:mfrac>
            <math:mrow>
              <math:mi>f</math:mi>
              <math:mrow>
                <math:mrow>
                  <math:mo math:stretchy="false">(</math:mo>
                  <math:mrow>
                    <math:mn>1</math:mn>
                    <math:mo math:stretchy="false">+</math:mo>
                    <math:mi>h</math:mi>
                  </math:mrow>
                  <math:mo math:stretchy="false">)</math:mo>
                </math:mrow>
                <math:mo math:stretchy="false">−</math:mo>
                <math:mi>f</math:mi>
              </math:mrow>
              <math:mrow>
                <math:mo math:stretchy="false">(</math:mo>
                <math:mn>1</math:mn>
                <math:mo math:stretchy="false">)</math:mo>
              </math:mrow>
            </math:mrow>
            <math:mrow>
              <math:mrow>
                <math:mo math:stretchy="false">(</math:mo>
                <math:mrow>
                  <math:mn>1</math:mn>
                  <math:mo math:stretchy="false">+</math:mo>
                  <math:mi>h</math:mi>
                </math:mrow>
                <math:mo math:stretchy="false">)</math:mo>
              </math:mrow>
              <math:mo math:stretchy="false">−</math:mo>
              <math:mn>1</math:mn>
            </math:mrow>
          </math:mfrac>
        </math:mrow>
      </math:mrow>
      <math:mo math:stretchy="false">=</math:mo>
      <math:mrow>
        <math:munder>
          <math:mi>lim</math:mi>
          <math:mrow>
            <math:mi>h</math:mi>
            <math:mo math:stretchy="false">→</math:mo>
            <math:mn>0</math:mn>
          </math:mrow>
        </math:munder>
        <math:mfrac>
          <math:mrow>
            <math:mi>f</math:mi>
            <math:mrow>
              <math:mrow>
                <math:mo math:stretchy="false">(</math:mo>
                <math:mrow>
                  <math:mn>1</math:mn>
                  <math:mo math:stretchy="false">+</math:mo>
                  <math:mi>h</math:mi>
                </math:mrow>
                <math:mo math:stretchy="false">)</math:mo>
              </math:mrow>
              <math:mo math:stretchy="false">−</math:mo>
              <math:mi>f</math:mi>
            </math:mrow>
            <math:mrow>
              <math:mo math:stretchy="false">(</math:mo>
              <math:mn>1</math:mn>
              <math:mo math:stretchy="false">)</math:mo>
            </math:mrow>
          </math:mrow>
          <math:mi>h</math:mi>
        </math:mfrac>
      </math:mrow>
    </math:mrow>
    <math:annotation math:encoding="StarMath 5.0">slope = {difference of y} over {difference of x} = lim from {h toward 0} {{f(1+h)-f(1)} over {(1+h) - 1}} = lim from {h toward 0} {{f(1+h)-f(1)} over h}
</math:annotation>
  </math:semantics>
</math:math>
</file>